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08000000089EFC5B2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593cm"/>
    </style:style>
    <style:style style:name="co15" style:family="table-column">
      <style:table-column-properties fo:break-before="auto" style:column-width="7.93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0.87cm"/>
    </style:style>
    <style:style style:name="co23" style:family="table-column">
      <style:table-column-properties fo:break-before="auto" style:column-width="1.03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9.266cm"/>
    </style:style>
    <style:style style:name="co25" style:family="table-column">
      <style:table-column-properties fo:break-before="auto" style:column-width="1.476cm"/>
    </style:style>
    <style:style style:name="co26" style:family="table-column">
      <style:table-column-properties fo:break-before="auto" style:column-width="1.404cm"/>
    </style:style>
    <style:style style:name="co27" style:family="table-column">
      <style:table-column-properties fo:break-before="auto" style:column-width="1.718cm"/>
    </style:style>
    <style:style style:name="co28" style:family="table-column">
      <style:table-column-properties fo:break-before="auto" style:column-width="1.9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6.188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986cm"/>
    </style:style>
    <style:style style:name="co33" style:family="table-column">
      <style:table-column-properties fo:break-before="auto" style:column-width="1.139cm"/>
    </style:style>
    <style:style style:name="co34" style:family="table-column">
      <style:table-column-properties fo:break-before="auto" style:column-width="1.014cm"/>
    </style:style>
    <style:style style:name="co35" style:family="table-column">
      <style:table-column-properties fo:break-before="auto" style:column-width="1.342cm"/>
    </style:style>
    <style:style style:name="co36" style:family="table-column">
      <style:table-column-properties fo:break-before="auto" style:column-width="1.124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1.042cm"/>
    </style:style>
    <style:style style:name="co39" style:family="table-column">
      <style:table-column-properties fo:break-before="auto" style:column-width="4.119cm"/>
    </style:style>
    <style:style style:name="co40" style:family="table-column">
      <style:table-column-properties fo:break-before="auto" style:column-width="5.606cm"/>
    </style:style>
    <style:style style:name="co41" style:family="table-column">
      <style:table-column-properties fo:break-before="auto" style:column-width="2.649cm"/>
    </style:style>
    <style:style style:name="co42" style:family="table-column">
      <style:table-column-properties fo:break-before="auto" style:column-width="1.09cm"/>
    </style:style>
    <style:style style:name="co43" style:family="table-column">
      <style:table-column-properties fo:break-before="auto" style:column-width="1.84cm"/>
    </style:style>
    <style:style style:name="co44" style:family="table-column">
      <style:table-column-properties fo:break-before="auto" style:column-width="2.021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393cm"/>
    </style:style>
    <style:style style:name="co82" style:family="table-column">
      <style:table-column-properties fo:break-before="auto" style:column-width="2.477cm"/>
    </style:style>
    <style:style style:name="co83" style:family="table-column">
      <style:table-column-properties fo:break-before="auto" style:column-width="1.662cm"/>
    </style:style>
    <style:style style:name="co84" style:family="table-column">
      <style:table-column-properties fo:break-before="auto" style:column-width="1.829cm"/>
    </style:style>
    <style:style style:name="co85" style:family="table-column">
      <style:table-column-properties fo:break-before="auto" style:column-width="1.998cm"/>
    </style:style>
    <style:style style:name="co86" style:family="table-column">
      <style:table-column-properties fo:break-before="auto" style:column-width="1.155cm"/>
    </style:style>
    <style:style style:name="co52" style:family="table-column">
      <style:table-column-properties fo:break-before="auto" style:column-width="0.93cm"/>
    </style:style>
    <style:style style:name="co53" style:family="table-column">
      <style:table-column-properties fo:break-before="auto" style:column-width="0.706cm"/>
    </style:style>
    <style:style style:name="co87" style:family="table-column">
      <style:table-column-properties fo:break-before="auto" style:column-width="1.323cm"/>
    </style:style>
    <style:style style:name="co88" style:family="table-column">
      <style:table-column-properties fo:break-before="auto" style:column-width="4.18cm"/>
    </style:style>
    <style:style style:name="co89" style:family="table-column">
      <style:table-column-properties fo:break-before="auto" style:column-width="4.544cm"/>
    </style:style>
    <style:style style:name="co90" style:family="table-column">
      <style:table-column-properties fo:break-before="auto" style:column-width="2.625cm"/>
    </style:style>
    <style:style style:name="co91" style:family="table-column">
      <style:table-column-properties fo:break-before="auto" style:column-width="1.822cm"/>
    </style:style>
    <style:style style:name="co92" style:family="table-column">
      <style:table-column-properties fo:break-before="auto" style:column-width="1.991cm"/>
    </style:style>
    <style:style style:name="co10" style:family="table-column">
      <style:table-column-properties fo:break-before="auto" style:column-width="1.316cm"/>
    </style:style>
    <style:style style:name="co93" style:family="table-column">
      <style:table-column-properties fo:break-before="auto" style:column-width="1.148cm"/>
    </style:style>
    <style:style style:name="co94" style:family="table-column">
      <style:table-column-properties fo:break-before="auto" style:column-width="1.485cm"/>
    </style:style>
    <style:style style:name="co62" style:family="table-column">
      <style:table-column-properties fo:break-before="auto" style:column-width="5.655cm"/>
    </style:style>
    <style:style style:name="co63" style:family="table-column">
      <style:table-column-properties fo:break-before="auto" style:column-width="1.295cm"/>
    </style:style>
    <style:style style:name="co64" style:family="table-column">
      <style:table-column-properties fo:break-before="auto" style:column-width="1.549cm"/>
    </style:style>
    <style:style style:name="co65" style:family="table-column">
      <style:table-column-properties fo:break-before="auto" style:column-width="5.874cm"/>
    </style:style>
    <style:style style:name="co66" style:family="table-column">
      <style:table-column-properties fo:break-before="auto" style:column-width="0.917cm"/>
    </style:style>
    <style:style style:name="co67" style:family="table-column">
      <style:table-column-properties fo:break-before="auto" style:column-width="1.238cm"/>
    </style:style>
    <style:style style:name="co68" style:family="table-column">
      <style:table-column-properties fo:break-before="auto" style:column-width="0.887cm"/>
    </style:style>
    <style:style style:name="co69" style:family="table-column">
      <style:table-column-properties fo:break-before="auto" style:column-width="1.616cm"/>
    </style:style>
    <style:style style:name="co70" style:family="table-column">
      <style:table-column-properties fo:break-before="auto" style:column-width="1.759cm"/>
    </style:style>
    <style:style style:name="co71" style:family="table-column">
      <style:table-column-properties fo:break-before="auto" style:column-width="0.684cm"/>
    </style:style>
    <style:style style:name="co72" style:family="table-column">
      <style:table-column-properties fo:break-before="auto" style:column-width="0.882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515cm"/>
    </style:style>
    <style:style style:name="co75" style:family="table-column">
      <style:table-column-properties fo:break-before="auto" style:column-width="1.642cm"/>
    </style:style>
    <style:style style:name="co76" style:family="table-column">
      <style:table-column-properties fo:break-before="auto" style:column-width="3.477cm"/>
    </style:style>
    <style:style style:name="co77" style:family="table-column">
      <style:table-column-properties fo:break-before="auto" style:column-width="2.783cm"/>
    </style:style>
    <style:style style:name="co78" style:family="table-column">
      <style:table-column-properties fo:break-before="auto" style:column-width="1.93cm"/>
    </style:style>
    <style:style style:name="co79" style:family="table-column">
      <style:table-column-properties fo:break-before="auto" style:column-width="2.117cm"/>
    </style:style>
    <style:style style:name="co80" style:family="table-column">
      <style:table-column-properties fo:break-before="auto" style:column-width="1.397cm"/>
    </style:style>
    <style:style style:name="co81" style:family="table-column">
      <style:table-column-properties fo:break-before="auto" style:column-width="1.797cm"/>
    </style:style>
    <style:style style:name="co95" style:family="table-column">
      <style:table-column-properties fo:break-before="auto" style:column-width="2.517cm"/>
    </style:style>
    <style:style style:name="co96" style:family="table-column">
      <style:table-column-properties fo:break-before="auto" style:column-width="1.85cm"/>
    </style:style>
    <style:style style:name="co97" style:family="table-column">
      <style:table-column-properties fo:break-before="auto" style:column-width="2.064cm"/>
    </style:style>
    <style:style style:name="co98" style:family="table-column">
      <style:table-column-properties fo:break-before="auto" style:column-width="1.344cm"/>
    </style:style>
    <style:style style:name="co99" style:family="table-column">
      <style:table-column-properties fo:break-before="auto" style:column-width="1.131cm"/>
    </style:style>
    <style:style style:name="co102" style:family="table-column">
      <style:table-column-properties fo:break-before="auto" style:column-width="1.591cm"/>
    </style:style>
    <style:style style:name="co103" style:family="table-column">
      <style:table-column-properties fo:break-before="auto" style:column-width="9.899cm"/>
    </style:style>
    <style:style style:name="co104" style:family="table-column">
      <style:table-column-properties fo:break-before="auto" style:column-width="2.004cm"/>
    </style:style>
    <style:style style:name="co105" style:family="table-column">
      <style:table-column-properties fo:break-before="auto" style:column-width="1.834cm"/>
    </style:style>
    <style:style style:name="co106" style:family="table-column">
      <style:table-column-properties fo:break-before="auto" style:column-width="1.864cm"/>
    </style:style>
    <style:style style:name="co107" style:family="table-column">
      <style:table-column-properties fo:break-before="auto" style:column-width="1cm"/>
    </style:style>
    <style:style style:name="co108" style:family="table-column">
      <style:table-column-properties fo:break-before="auto" style:column-width="0.852cm"/>
    </style:style>
    <style:style style:name="co109" style:family="table-column">
      <style:table-column-properties fo:break-before="auto" style:column-width="1.085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9900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style:font-name="Arial" style:font-name-asian="SimSun" style:font-name-complex="Lucida Sans"/>
    </style:style>
    <style:style style:name="ce24" style:family="table-cell" style:parent-style-name="Default">
      <style:table-cell-properties fo:background-color="#dc2300"/>
    </style:style>
    <style:style style:name="ce25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8">
      <style:table-cell-properties fo:background-color="#009933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8">
      <style:table-cell-properties fo:background-color="#0099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style:font-name-asian="SimSun" style:font-name-complex="Lucida Sans"/>
    </style:style>
    <style:style style:name="ce8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weight="normal" style:font-name-asian="SimSun" style:font-weight-asian="normal" style:font-name-complex="Lucida Sans" style:font-weight-complex="normal"/>
    </style:style>
    <style:style style:name="ce89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SimSun" style:font-name-complex="Lucida Sans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>
      <style:table-cell-properties fo:background-color="#ff3333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7"/>
        <table:table-column table:style-name="co105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06" table:default-cell-style-name="ce8"/>
        <table:table-column table:style-name="co107" table:default-cell-style-name="ce8"/>
        <table:table-column table:style-name="co10" table:default-cell-style-name="ce8"/>
        <table:table-column table:style-name="co5" table:default-cell-style-name="ce8"/>
        <table:table-column table:style-name="co108" table:default-cell-style-name="ce8"/>
        <table:table-column table:style-name="co109" table:default-cell-style-name="ce8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46" table:number-columns-spanned="1" table:number-rows-spanned="11">
            <text:p>46</text:p>
          </table:table-cell>
          <table:table-cell table:style-name="ce15" office:value-type="float" office:value="57" table:number-columns-spanned="1" table:number-rows-spanned="11">
            <text:p>57</text:p>
          </table:table-cell>
          <table:table-cell table:style-name="ce15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4" office:value-type="string">
            <text:p>AddressBookEditGroupBookTest</text:p>
          </table:table-cell>
          <table:table-cell table:style-name="ce6" office:value-type="float" office:value="3.45">
            <text:p>3.450</text:p>
          </table:table-cell>
          <table:table-cell table:style-name="ce6" office:value-type="float" office:value="9.378">
            <text:p>9.378</text:p>
          </table:table-cell>
          <table:table-cell table:style-name="ce10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25">
            <text:p>25</text:p>
          </table:table-cell>
          <table:table-cell table:style-name="ce101" office:value-type="float" office:value="23">
            <text:p>23</text:p>
          </table:table-cell>
          <table:table-cell table:style-name="ce101" office:value-type="float" office:value="97">
            <text:p>97</text:p>
          </table:table-cell>
          <table:table-cell table:style-name="ce102" office:value-type="string">
            <text:p>Should we count the times when the tool is unable to repair???</text:p>
          </table:table-cell>
          <table:table-cell table:style-name="ce102" table:number-columns-repeated="4"/>
          <table:table-cell table:style-name="ce17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7" table:number-columns-spanned="1" table:number-rows-spanned="3">
            <text:p>57</text:p>
          </table:table-cell>
          <table:table-cell table:style-name="ce11" office:value-type="float" office:value="42" table:number-columns-spanned="1" table:number-rows-spanned="3">
            <text:p>42</text:p>
          </table:table-cell>
          <table:table-cell table:style-name="ce11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18" table:number-columns-spanned="1" table:number-rows-spanned="9">
            <text:p>18</text:p>
          </table:table-cell>
          <table:table-cell table:style-name="ce11" office:value-type="float" office:value="86" table:number-columns-spanned="1" table:number-rows-spanned="9">
            <text:p>86</text:p>
          </table:table-cell>
          <table:table-cell table:style-name="ce11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table:style-name="ce10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1" table:number-columns-spanned="1" table:number-rows-spanned="7">
            <text:p>51</text:p>
          </table:table-cell>
          <table:table-cell table:style-name="ce11" office:value-type="float" office:value="38" table:number-columns-spanned="1" table:number-rows-spanned="7">
            <text:p>38</text:p>
          </table:table-cell>
          <table:table-cell table:style-name="ce11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covered-table-cell table:style-name="ce11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4" table:number-columns-spanned="1" table:number-rows-spanned="2">
            <text:p>4</text:p>
          </table:table-cell>
          <table:table-cell table:style-name="ce11" office:value-type="float" office:value="11" table:number-columns-spanned="1" table:number-rows-spanned="2">
            <text:p>11</text:p>
          </table:table-cell>
          <table:table-cell table:style-name="ce11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1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5" table:number-columns-spanned="1" table:number-rows-spanned="6">
            <text:p>5</text:p>
          </table:table-cell>
          <table:table-cell table:style-name="ce15" office:value-type="float" office:value="22" table:number-columns-spanned="1" table:number-rows-spanned="6">
            <text:p>22</text:p>
          </table:table-cell>
          <table:table-cell table:style-name="ce15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 table:number-columns-spanned="1" table:number-rows-spanned="3">
            <text:p>19</text:p>
          </table:table-cell>
          <table:table-cell table:style-name="ce11" office:value-type="float" office:value="16" table:number-columns-spanned="1" table:number-rows-spanned="3">
            <text:p>16</text:p>
          </table:table-cell>
          <table:table-cell table:style-name="ce11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6" table:number-columns-spanned="1" table:number-rows-spanned="3">
            <text:p>26</text:p>
          </table:table-cell>
          <table:table-cell table:style-name="ce11" office:value-type="float" office:value="39" table:number-columns-spanned="1" table:number-rows-spanned="3">
            <text:p>39</text:p>
          </table:table-cell>
          <table:table-cell table:style-name="ce11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1</text:p>
          </table:table-cell>
          <table:table-cell table:formula="of:=COUNTIF([.$E$3:.$E$52];&quot;S1&quot;)" office:value-type="float" office:value="23">
            <text:p>23</text:p>
          </table:table-cell>
          <table:table-cell table:formula="of:=SUMPRODUCT([.$E$3:.$E$52]=&quot;S1&quot;;[.F3:.F52]=1)" office:value-type="float" office:value="3">
            <text:p>3</text:p>
          </table:table-cell>
          <table:table-cell table:formula="of:=SUMPRODUCT([.$E$3:.$E$52]=&quot;S1&quot;;[.G3:.G52]=1)" office:value-type="float" office:value="22">
            <text:p>22</text:p>
          </table:table-cell>
          <table:table-cell table:formula="of:=SUMPRODUCT([.$E$3:.$E$52]=&quot;S1&quot;;[.H3:.H52]=1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2</text:p>
          </table:table-cell>
          <table:table-cell table:formula="of:=COUNTIF([.$E$3:.$E$52];&quot;S2&quot;)" office:value-type="float" office:value="1">
            <text:p>1</text:p>
          </table:table-cell>
          <table:table-cell table:formula="of:=SUMPRODUCT([.$E$3:.$E$52]=&quot;S2&quot;;[.F3:.F52]=1)" office:value-type="float" office:value="0">
            <text:p>0</text:p>
          </table:table-cell>
          <table:table-cell table:formula="of:=SUMPRODUCT([.$E$3:.$E$52]=&quot;S2&quot;;[.G3:.G52]=1)" office:value-type="float" office:value="1">
            <text:p>1</text:p>
          </table:table-cell>
          <table:table-cell table:formula="of:=SUMPRODUCT([.$E$3:.$E$52]=&quot;S2&quot;;[.H3:.H52]=1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3</text:p>
          </table:table-cell>
          <table:table-cell table:formula="of:=COUNTIF([.$E$3:.$E$52];&quot;S3&quot;)" office:value-type="float" office:value="14">
            <text:p>14</text:p>
          </table:table-cell>
          <table:table-cell table:formula="of:=SUMPRODUCT([.$E$3:.$E$52]=&quot;S3&quot;;[.F3:.F52]=1)" office:value-type="float" office:value="14">
            <text:p>14</text:p>
          </table:table-cell>
          <table:table-cell table:formula="of:=SUMPRODUCT([.$E$3:.$E$52]=&quot;S3&quot;;[.G3:.G52]=1)" office:value-type="float" office:value="14">
            <text:p>14</text:p>
          </table:table-cell>
          <table:table-cell table:formula="of:=SUMPRODUCT([.$E$3:.$E$52]=&quot;S3&quot;;[.H3:.H52]=1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4</text:p>
          </table:table-cell>
          <table:table-cell table:formula="of:=COUNTIF([.$E$3:.$E$52];&quot;S4&quot;)" office:value-type="float" office:value="8">
            <text:p>8</text:p>
          </table:table-cell>
          <table:table-cell table:formula="of:=SUMPRODUCT([.$E$3:.$E$52]=&quot;S4&quot;;[.F3:.F52]=1)" office:value-type="float" office:value="0">
            <text:p>0</text:p>
          </table:table-cell>
          <table:table-cell table:formula="of:=SUMPRODUCT([.$E$3:.$E$52]=&quot;S4&quot;;[.G3:.G52]=1)" office:value-type="float" office:value="8">
            <text:p>8</text:p>
          </table:table-cell>
          <table:table-cell table:formula="of:=SUMPRODUCT([.$E$3:.$E$52]=&quot;S4&quot;;[.H3:.H52]=1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5</text:p>
          </table:table-cell>
          <table:table-cell table:formula="of:=COUNTIF([.$E$3:.$E$52];&quot;S5&quot;)" office:value-type="float" office:value="4">
            <text:p>4</text:p>
          </table:table-cell>
          <table:table-cell table:formula="of:=SUMPRODUCT([.$E$3:.$E$52]=&quot;S5&quot;;[.F3:.F52]=1)" office:value-type="float" office:value="0">
            <text:p>0</text:p>
          </table:table-cell>
          <table:table-cell table:formula="of:=SUMPRODUCT([.$E$3:.$E$52]=&quot;S5&quot;;[.G3:.G52]=1)" office:value-type="float" office:value="0">
            <text:p>0</text:p>
          </table:table-cell>
          <table:table-cell table:formula="of:=SUMPRODUCT([.$E$3:.$E$52]=&quot;S5&quot;;[.H3:.H52]=1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55:.E59]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number-columns-repeated="3"/>
          <table:table-cell table:style-name="ce5" office:value-type="string">
            <text:p>vince dom</text:p>
          </table:table-cell>
          <table:table-cell table:style-name="ce11" table:formula="of:=SUMPRODUCT([.F2:.F52]=1;[.G2:.G52]=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vince vis</text:p>
          </table:table-cell>
          <table:table-cell table:style-name="ce11" table:formula="of:=SUMPRODUCT([.F2:.F52]=0;[.G2:.G52]=1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tie</text:p>
          </table:table-cell>
          <table:table-cell table:style-name="ce13" table:formula="of:=SUMPRODUCT([.F2:.F52]=1;[.G2:.G52]=1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man</text:p>
          </table:table-cell>
          <table:table-cell table:style-name="ce13" table:formula="of:=SUMPRODUCT([.F2:.F52]=0;[.G2:.G52]=0)" office:value-type="float" office:value="5">
            <text:p>5</text:p>
          </table:table-cell>
          <table:table-cell table:number-columns-repeated="1017"/>
        </table:table-row>
        <table:table-row table:style-name="ro1" table:number-rows-repeated="754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larolin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156">
            <text:p>1.11.0</text:p>
          </table:table-cell>
          <table:table-cell table:style-name="ce19" office:value-type="string">
            <text:p>AddUserTest</text:p>
          </table:table-cell>
          <table:table-cell table:style-name="ce6" office:value-type="float" office:value="150.264" table:number-columns-spanned="1" table:number-rows-spanned="156">
            <text:p>150.264</text:p>
          </table:table-cell>
          <table:table-cell table:style-name="ce5" office:value-type="float" office:value="16.813" table:number-columns-spanned="1" table:number-rows-spanned="2">
            <text:p>16.81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SearchUserTest</text:p>
          </table:table-cell>
          <table:covered-table-cell table:style-name="ce5"/>
          <table:table-cell table:style-name="ce5" office:value-type="float" office:value="11.104">
            <text:p>11.1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LoginUserTest</text:p>
          </table:table-cell>
          <table:covered-table-cell table:style-name="ce5"/>
          <table:table-cell table:style-name="ce5" office:value-type="float" office:value="7.372" table:number-columns-spanned="1" table:number-rows-spanned="2">
            <text:p>7.3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Test</text:p>
          </table:table-cell>
          <table:covered-table-cell table:style-name="ce5"/>
          <table:table-cell table:style-name="ce5" office:value-type="float" office:value="17.951" table:number-columns-spanned="1" table:number-rows-spanned="2">
            <text:p>17.9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9" office:value-type="string">
            <text:p>Ad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CourseTest</text:p>
          </table:table-cell>
          <table:covered-table-cell table:style-name="ce5"/>
          <table:table-cell table:style-name="ce5" office:value-type="float" office:value="11.058">
            <text:p>11.0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UserTest</text:p>
          </table:table-cell>
          <table:covered-table-cell table:style-name="ce5"/>
          <table:table-cell table:style-name="ce5" office:value-type="float" office:value="10.181" table:number-columns-spanned="1" table:number-rows-spanned="6">
            <text:p>10.18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EventTest</text:p>
          </table:table-cell>
          <table:covered-table-cell table:style-name="ce5"/>
          <table:table-cell table:style-name="ce5" office:value-type="float" office:value="15.376" table:number-columns-spanned="1" table:number-rows-spanned="2">
            <text:p>15.37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CourseExerciseTest</text:p>
          </table:table-cell>
          <table:covered-table-cell table:style-name="ce5"/>
          <table:table-cell table:style-name="ce5" office:value-type="float" office:value="12.325" table:number-columns-spanned="1" table:number-rows-spanned="3">
            <text:p>12.32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MakeCourseExerciseVisibleTest</text:p>
          </table:table-cell>
          <table:covered-table-cell table:style-name="ce5"/>
          <table:table-cell table:style-name="ce5" office:value-type="float" office:value="9.49" table:number-columns-spanned="1" table:number-rows-spanned="4">
            <text:p>9.4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MakeCourseExerciseVisib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style-name="ce4" table:number-columns-repeated="11"/>
          <table:table-cell table:style-name="ce17" table:number-columns-repeated="997"/>
        </table:table-row>
        <table:table-row table:style-name="ro2">
          <table:covered-table-cell/>
          <table:table-cell table:style-name="ce19" office:value-type="string">
            <text:p>AddCourseExerciseQuestionsTest</text:p>
          </table:table-cell>
          <table:covered-table-cell table:style-name="ce5"/>
          <table:table-cell table:style-name="ce5" office:value-type="float" office:value="255.3" table:number-columns-spanned="1" table:number-rows-spanned="11">
            <text:p>255.3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DoCourseExerciseQuestionsTest</text:p>
          </table:table-cell>
          <table:covered-table-cell table:style-name="ce5"/>
          <table:table-cell table:style-name="ce5" office:value-type="float" office:value="17.387" table:number-columns-spanned="1" table:number-rows-spanned="5">
            <text:p>17.3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3" table:style-name="ce11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9" office:value-type="string">
            <text:p>ViewProfileStatisticsUserTest</text:p>
          </table:table-cell>
          <table:covered-table-cell table:style-name="ce5"/>
          <table:table-cell table:style-name="ce5" office:value-type="float" office:value="10.991" table:number-columns-spanned="1" table:number-rows-spanned="5">
            <text:p>10.99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33">
            <text:p>13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9">
            <text:p>39</text:p>
          </table:table-cell>
          <table:table-cell table:style-name="ce22" office:value-type="string">
            <text:p>Linktext changes too much. The crawler actually finds the next element but it is not the correct repair</text:p>
          </table:table-cell>
          <table:table-cell table:style-name="ce22" table:number-columns-repeated="6"/>
          <table:table-cell table:number-columns-repeated="1002"/>
        </table:table-row>
        <table:table-row table:style-name="ro4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30">
            <text:p>1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MultipleUsersTest</text:p>
          </table:table-cell>
          <table:covered-table-cell table:style-name="ce5"/>
          <table:table-cell table:style-name="ce5" office:value-type="float" office:value="37.99" table:number-columns-spanned="1" table:number-rows-spanned="4">
            <text:p>37.9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9" office:value-type="string">
            <text:p>SearchMultipleUsersTest</text:p>
          </table:table-cell>
          <table:covered-table-cell table:style-name="ce5"/>
          <table:table-cell table:style-name="ce5" office:value-type="float" office:value="11.861">
            <text:p>11.8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StudentTest</text:p>
          </table:table-cell>
          <table:covered-table-cell table:style-name="ce5"/>
          <table:table-cell table:style-name="ce5" office:value-type="float" office:value="11.593">
            <text:p>11.59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TeacherTest</text:p>
          </table:table-cell>
          <table:covered-table-cell table:style-name="ce5"/>
          <table:table-cell table:style-name="ce5" office:value-type="float" office:value="11.694">
            <text:p>11.69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AdminTest</text:p>
          </table:table-cell>
          <table:covered-table-cell table:style-name="ce5"/>
          <table:table-cell table:style-name="ce5" office:value-type="float" office:value="11.828">
            <text:p>11.82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MultipleUsersTest</text:p>
          </table:table-cell>
          <table:covered-table-cell table:style-name="ce5"/>
          <table:table-cell table:style-name="ce5" office:value-type="float" office:value="29.462" table:number-columns-spanned="1" table:number-rows-spanned="16">
            <text:p>29.46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style-name="ce5"/>
          <table:table-cell table:style-name="ce5" office:value-type="float" office:value="46.892" table:number-columns-spanned="1" table:number-rows-spanned="20">
            <text:p>46.89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20">
            <text:p>1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RemoveEnrolMultipleUsersTest</text:p>
          </table:table-cell>
          <table:covered-table-cell table:style-name="ce5"/>
          <table:table-cell table:style-name="ce5" office:value-type="float" office:value="19.045" table:number-columns-spanned="1" table:number-rows-spanned="4">
            <text:p>19.04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RemoveMultipleUsersTest</text:p>
          </table:table-cell>
          <table:covered-table-cell table:style-name="ce5"/>
          <table:table-cell table:style-name="ce5" office:value-type="float" office:value="14.872" table:number-columns-spanned="1" table:number-rows-spanned="4">
            <text:p>14.8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2">
          <table:covered-table-cell/>
          <table:table-cell table:style-name="ce19" office:value-type="string">
            <text:p>AddEmptyUserTest</text:p>
          </table:table-cell>
          <table:covered-table-cell table:style-name="ce5"/>
          <table:table-cell table:style-name="ce5" office:value-type="float" office:value="10.007" table:number-columns-spanned="1" table:number-rows-spanned="2">
            <text:p>10.00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mpty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WrongEmailUserTest</text:p>
          </table:table-cell>
          <table:covered-table-cell table:style-name="ce5"/>
          <table:table-cell table:style-name="ce5" office:value-type="float" office:value="18.368" table:number-columns-spanned="1" table:number-rows-spanned="2">
            <text:p>18.36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WrongEmai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TwiceUserTest</text:p>
          </table:table-cell>
          <table:covered-table-cell table:style-name="ce5"/>
          <table:table-cell table:style-name="ce5" office:value-type="float" office:value="17.699" table:number-columns-spanned="1" table:number-rows-spanned="2">
            <text:p>17.699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wic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WrongPasswordUserTest</text:p>
          </table:table-cell>
          <table:covered-table-cell table:style-name="ce5"/>
          <table:table-cell table:style-name="ce5" office:value-type="float" office:value="17.695" table:number-columns-spanned="1" table:number-rows-spanned="2">
            <text:p>17.69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EmptyCourseTest</text:p>
          </table:table-cell>
          <table:covered-table-cell table:style-name="ce5"/>
          <table:table-cell table:style-name="ce5" office:value-type="float" office:value="11.687" table:number-columns-spanned="1" table:number-rows-spanned="2">
            <text:p>11.6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mpty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DeniedCourseTest</text:p>
          </table:table-cell>
          <table:covered-table-cell table:style-name="ce5"/>
          <table:table-cell table:style-name="ce5" office:value-type="float" office:value="15.474" table:number-columns-spanned="1" table:number-rows-spanned="2">
            <text:p>15.47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DeniedCourseTest</text:p>
          </table:table-cell>
          <table:covered-table-cell table:style-name="ce5"/>
          <table:table-cell table:style-name="ce5" office:value-type="float" office:value="10.426" table:number-columns-spanned="1" table:number-rows-spanned="6">
            <text:p>10.42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AddPasswordCourseTest</text:p>
          </table:table-cell>
          <table:covered-table-cell table:style-name="ce5"/>
          <table:table-cell table:style-name="ce5" office:value-type="float" office:value="18.2" table:number-columns-spanned="1" table:number-rows-spanned="4">
            <text:p>18.2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EnrolPasswordCourseWrongPasswordUserTest</text:p>
          </table:table-cell>
          <table:covered-table-cell table:style-name="ce5"/>
          <table:table-cell table:style-name="ce5" office:value-type="float" office:value="12.327" table:number-columns-spanned="1" table:number-rows-spanned="7">
            <text:p>12.3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EnrolPasswordCourseGoodPasswordUserTest</text:p>
          </table:table-cell>
          <table:covered-table-cell table:style-name="ce5"/>
          <table:table-cell table:style-name="ce5" office:value-type="float" office:value="12.096" table:number-columns-spanned="1" table:number-rows-spanned="7">
            <text:p>12.09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llowedCourseTest</text:p>
          </table:table-cell>
          <table:covered-table-cell table:style-name="ce5"/>
          <table:table-cell table:style-name="ce5" office:value-type="float" office:value="12.116">
            <text:p>12.11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ndRemovePasswordCourseTest</text:p>
          </table:table-cell>
          <table:covered-table-cell table:style-name="ce5"/>
          <table:table-cell table:style-name="ce5" office:value-type="float" office:value="13.73" table:number-columns-spanned="1" table:number-rows-spanned="2">
            <text:p>13.73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AndRemove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SearchAndRemoveDeniedCourseTest</text:p>
          </table:table-cell>
          <table:covered-table-cell table:style-name="ce5"/>
          <table:table-cell table:style-name="ce5" office:value-type="float" office:value="13.658" table:number-columns-spanned="1" table:number-rows-spanned="2">
            <text:p>13.6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AndRemove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xerciseQuestionsTest</text:p>
          </table:table-cell>
          <table:covered-table-cell table:style-name="ce5"/>
          <table:table-cell table:style-name="ce5" office:value-type="float" office:value="18.404" table:number-columns-spanned="1" table:number-rows-spanned="6">
            <text:p>18.4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ventTest</text:p>
          </table:table-cell>
          <table:covered-table-cell table:style-name="ce5"/>
          <table:table-cell table:style-name="ce5" office:value-type="float" office:value="10.37" table:number-columns-spanned="1" table:number-rows-spanned="2">
            <text:p>10.37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ExerciseTest</text:p>
          </table:table-cell>
          <table:covered-table-cell table:style-name="ce5"/>
          <table:table-cell table:style-name="ce5" office:value-type="float" office:value="11.856" table:number-columns-spanned="1" table:number-rows-spanned="3">
            <text:p>11.85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EnrolUserTest</text:p>
          </table:table-cell>
          <table:covered-table-cell table:style-name="ce5"/>
          <table:table-cell table:style-name="ce5" office:value-type="float" office:value="10.236" table:number-columns-spanned="1" table:number-rows-spanned="3">
            <text:p>10.23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UserTest</text:p>
          </table:table-cell>
          <table:covered-table-cell table:style-name="ce5"/>
          <table:table-cell table:style-name="ce5" office:value-type="float" office:value="11.561" table:number-columns-spanned="1" table:number-rows-spanned="3">
            <text:p>11.5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20" office:value-type="string">
            <text:p>RemoveCourseTest</text:p>
          </table:table-cell>
          <table:covered-table-cell table:style-name="ce5"/>
          <table:table-cell table:style-name="ce5" office:value-type="float" office:value="11.832" table:number-columns-spanned="1" table:number-rows-spanned="2">
            <text:p>11.83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Remove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table-cell table:style-name="ce18" office:value-type="string" table:number-columns-spanned="1" table:number-rows-spanned="9">
            <text:p>1.11.5</text:p>
          </table:table-cell>
          <table:table-cell table:style-name="ce19" office:value-type="string">
            <text:p>AddCourseExerciseQuestionsTest</text:p>
          </table:table-cell>
          <table:table-cell table:style-name="ce5" office:value-type="float" office:value="4.662" table:number-columns-spanned="1" table:number-rows-spanned="9">
            <text:p>4.662</text:p>
          </table:table-cell>
          <table:table-cell table:style-name="ce5" office:value-type="float" office:value="12.227" table:number-columns-spanned="1" table:number-rows-spanned="9">
            <text:p>12.2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167];&quot;S1&quot;)" office:value-type="float" office:value="162">
            <text:p>162</text:p>
          </table:table-cell>
          <table:table-cell table:style-name="ce8" table:formula="of:=SUMPRODUCT([.$E$3:.$E$167]=&quot;S1&quot;;[.F3:.F167]=1)" office:value-type="float" office:value="50">
            <text:p>50</text:p>
          </table:table-cell>
          <table:table-cell table:style-name="ce8" table:formula="of:=SUMPRODUCT([.$E$3:.$E$167]=&quot;S1&quot;;[.G3:.G167]=1)" office:value-type="float" office:value="117">
            <text:p>117</text:p>
          </table:table-cell>
          <table:table-cell table:style-name="ce8" table:formula="of:=SUMPRODUCT([.$E$3:.$E$167]=&quot;S1&quot;;[.H3:.H167]=1)" office:value-type="float" office:value="64">
            <text:p>6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167];&quot;S2&quot;)" office:value-type="float" office:value="0">
            <text:p>0</text:p>
          </table:table-cell>
          <table:table-cell table:style-name="ce8" table:formula="of:=SUMPRODUCT([.$E$3:.$E$167]=&quot;S2&quot;;[.F3:.F167]=1)" office:value-type="float" office:value="0">
            <text:p>0</text:p>
          </table:table-cell>
          <table:table-cell table:style-name="ce8" table:formula="of:=SUMPRODUCT([.$E$3:.$E$167]=&quot;S2&quot;;[.G3:.G167]=1)" office:value-type="float" office:value="0">
            <text:p>0</text:p>
          </table:table-cell>
          <table:table-cell table:style-name="ce8" table:formula="of:=SUMPRODUCT([.$E$3:.$E$167]=&quot;S2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167];&quot;S3&quot;)" office:value-type="float" office:value="0">
            <text:p>0</text:p>
          </table:table-cell>
          <table:table-cell table:style-name="ce8" table:formula="of:=SUMPRODUCT([.$E$3:.$E$167]=&quot;S3&quot;;[.F3:.F167]=1)" office:value-type="float" office:value="0">
            <text:p>0</text:p>
          </table:table-cell>
          <table:table-cell table:style-name="ce8" table:formula="of:=SUMPRODUCT([.$E$3:.$E$167]=&quot;S3&quot;;[.G3:.G167]=1)" office:value-type="float" office:value="0">
            <text:p>0</text:p>
          </table:table-cell>
          <table:table-cell table:style-name="ce8" table:formula="of:=SUMPRODUCT([.$E$3:.$E$167]=&quot;S3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167];&quot;S4&quot;)" office:value-type="float" office:value="3">
            <text:p>3</text:p>
          </table:table-cell>
          <table:table-cell table:style-name="ce8" table:formula="of:=SUMPRODUCT([.$E$3:.$E$167]=&quot;S4&quot;;[.F3:.F167]=1)" office:value-type="float" office:value="0">
            <text:p>0</text:p>
          </table:table-cell>
          <table:table-cell table:style-name="ce8" table:formula="of:=SUMPRODUCT([.$E$3:.$E$167]=&quot;S4&quot;;[.G3:.G167]=1)" office:value-type="float" office:value="2">
            <text:p>2</text:p>
          </table:table-cell>
          <table:table-cell table:style-name="ce8" table:formula="of:=SUMPRODUCT([.$E$3:.$E$167]=&quot;S4&quot;;[.H3:.H167]=1)" office:value-type="float" office:value="3">
            <text:p>3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167];&quot;S5&quot;)" office:value-type="float" office:value="0">
            <text:p>0</text:p>
          </table:table-cell>
          <table:table-cell table:style-name="ce8" table:formula="of:=SUMPRODUCT([.$E$3:.$E$167]=&quot;S5&quot;;[.F3:.F167]=1)" office:value-type="float" office:value="0">
            <text:p>0</text:p>
          </table:table-cell>
          <table:table-cell table:style-name="ce8" table:formula="of:=SUMPRODUCT([.$E$3:.$E$167]=&quot;S5&quot;;[.G3:.G167]=1)" office:value-type="float" office:value="0">
            <text:p>0</text:p>
          </table:table-cell>
          <table:table-cell table:style-name="ce8" table:formula="of:=SUMPRODUCT([.$E$3:.$E$167]=&quot;S5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170:.E174])" office:value-type="float" office:value="165">
            <text:p>165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3:.F167]=1;[.G3:.G167]=0)" office:value-type="float" office:value="3">
            <text:p>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3:.F167]=0;[.G3:.G167]=1)" office:value-type="float" office:value="72">
            <text:p>7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3:.F167]=1;[.G3:.G167]=1)" office:value-type="float" office:value="47">
            <text:p>4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3:.F167]=0;[.G3:.G167]=0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423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223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collabtive" table:style-name="ta1" table:print="false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5.896">
            <text:p>5.896</text:p>
          </table:table-cell>
          <table:table-cell table:style-name="ce5" office:value-type="float" office:value="21.651">
            <text:p>21.65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6">
            <text:p>1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office:value-type="float" office:value="5.21">
            <text:p>5.210</text:p>
          </table:table-cell>
          <table:table-cell table:style-name="ce5" office:value-type="float" office:value="14.268">
            <text:p>14.26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3">
            <text:p>13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4">
            <text:p>1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ProjectTest</text:p>
          </table:table-cell>
          <table:table-cell table:style-name="ce5" office:value-type="float" office:value="5.306">
            <text:p>5.306</text:p>
          </table:table-cell>
          <table:table-cell table:style-name="ce5" office:value-type="float" office:value="12.716">
            <text:p>12.71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ClosedProjectTest</text:p>
          </table:table-cell>
          <table:table-cell table:style-name="ce5" office:value-type="float" office:value="3.94">
            <text:p>3.940</text:p>
          </table:table-cell>
          <table:table-cell table:style-name="ce5" office:value-type="float" office:value="11.082">
            <text:p>11.08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table-cell table:style-name="ce5" office:value-type="float" office:value="5.472" table:number-columns-spanned="1" table:number-rows-spanned="3">
            <text:p>5.472</text:p>
          </table:table-cell>
          <table:table-cell table:style-name="ce5" office:value-type="float" office:value="13.782" table:number-columns-spanned="1" table:number-rows-spanned="3">
            <text:p>13.78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6.203">
            <text:p>6.203</text:p>
          </table:table-cell>
          <table:table-cell table:style-name="ce5" office:value-type="float" office:value="21.851">
            <text:p>21.8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5.226" table:number-columns-spanned="1" table:number-rows-spanned="7">
            <text:p>5.226</text:p>
          </table:table-cell>
          <table:table-cell table:style-name="ce5" office:value-type="float" office:value="23.953" table:number-columns-spanned="1" table:number-rows-spanned="7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5.93">
            <text:p>5.930</text:p>
          </table:table-cell>
          <table:table-cell table:style-name="ce5" office:value-type="float" office:value="25.255">
            <text:p>25.25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office:value-type="float" office:value="5.186" table:number-columns-spanned="1" table:number-rows-spanned="4">
            <text:p>5.186</text:p>
          </table:table-cell>
          <table:table-cell table:style-name="ce5" office:value-type="float" office:value="14.406" table:number-columns-spanned="1" table:number-rows-spanned="4">
            <text:p>14.4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style-name="ce4" table:number-columns-repeated="12"/>
          <table:table-cell table:style-name="ce17" table:number-columns-repeated="997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table-cell table:style-name="ce5" office:value-type="float" office:value="3.906" table:number-columns-spanned="1" table:number-rows-spanned="2">
            <text:p>3.906</text:p>
          </table:table-cell>
          <table:table-cell table:style-name="ce5" office:value-type="float" office:value="9.501" table:number-columns-spanned="1" table:number-rows-spanned="2">
            <text:p>9.50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6">
            <text:p>11.013</text:p>
          </table:table-cell>
          <table:table-cell table:style-name="ce5" office:value-type="float" office:value="27.502" table:number-columns-spanned="1" table:number-rows-spanned="6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ProjectPercentage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6">
            <text:p>6.697</text:p>
          </table:table-cell>
          <table:table-cell table:style-name="ce5" office:value-type="float" office:value="37.968" table:number-columns-spanned="1" table:number-rows-spanned="6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1.696" table:number-columns-spanned="1" table:number-rows-spanned="6">
            <text:p>11.696</text:p>
          </table:table-cell>
          <table:table-cell table:style-name="ce5" office:value-type="float" office:value="22.183" table:number-columns-spanned="1" table:number-rows-spanned="6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MultipleProjects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DeassignUserToProject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DeassignUserTo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Tasks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2">
          <table:covered-table-cell/>
          <table:table-cell table:style-name="ce20" office:value-type="string">
            <text:p>RemoveTasklis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5" office:value-type="float" office:value="9.117" table:number-columns-spanned="1" table:number-rows-spanned="3">
            <text:p>9.117</text:p>
          </table:table-cell>
          <table:table-cell table:style-name="ce5" office:value-type="float" office:value="23.728" table:number-columns-spanned="1" table:number-rows-spanned="3">
            <text:p>23.728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4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24"/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4" office:value-type="string">
            <text:p>limitation of the technique</text:p>
          </table:table-cell>
          <table:table-cell table:style-name="ce24"/>
          <table:table-cell table:number-columns-repeated="1007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Milestone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5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876">
            <text:p>5.876</text:p>
          </table:table-cell>
          <table:table-cell table:style-name="ce5" office:value-type="float" office:value="28.38">
            <text:p>28.380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25"/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table-cell table:style-name="ce5" table:number-columns-repeated="2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/>
          <table:table-cell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24.508" table:number-columns-spanned="1" table:number-rows-spanned="3">
            <text:p>24.508</text:p>
          </table:table-cell>
          <table:table-cell table:style-name="ce5" office:value-type="float" office:value="52.088" table:number-columns-spanned="1" table:number-rows-spanned="3">
            <text:p>52.08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>
            <text:p>5.855</text:p>
          </table:table-cell>
          <table:table-cell table:style-name="ce5" office:value-type="float" office:value="20.501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AlreadyPresent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UserEmptyValues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3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4.982" table:number-columns-spanned="1" table:number-rows-spanned="3">
            <text:p>14.982</text:p>
          </table:table-cell>
          <table:table-cell table:style-name="ce5" office:value-type="float" office:value="27.441" table:number-columns-spanned="1" table:number-rows-spanned="3">
            <text:p>27.441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table-cell table:style-name="ce5" office:value-type="float" office:value="12.134" table:number-columns-spanned="1" table:number-rows-spanned="4">
            <text:p>12.134</text:p>
          </table:table-cell>
          <table:table-cell table:style-name="ce5" office:value-type="float" office:value="31.655" table:number-columns-spanned="1" table:number-rows-spanned="4">
            <text:p>31.655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78">
            <text:p>3.0.0</text:p>
          </table:table-cell>
          <table:table-cell table:style-name="ce19" office:value-type="string">
            <text:p>AddProjectTest</text:p>
          </table:table-cell>
          <table:table-cell table:style-name="ce5" office:value-type="float" office:value="6.868">
            <text:p>6.868</text:p>
          </table:table-cell>
          <table:table-cell table:style-name="ce5" office:value-type="float" office:value="20.182">
            <text:p>20.18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0">
            <text:p>12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ProjectTest</text:p>
          </table:table-cell>
          <table:table-cell table:style-name="ce5" office:value-type="float" office:value="4.785">
            <text:p>4.785</text:p>
          </table:table-cell>
          <table:table-cell table:style-name="ce5" office:value-type="float" office:value="18.247">
            <text:p>18.24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ProjectTest</text:p>
          </table:table-cell>
          <table:table-cell table:style-name="ce5" office:value-type="float" office:value="4.663">
            <text:p>4.663</text:p>
          </table:table-cell>
          <table:table-cell table:style-name="ce5" office:value-type="float" office:value="13.801">
            <text:p>13.801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ClosedProjectTest</text:p>
          </table:table-cell>
          <table:table-cell table:style-name="ce5" office:value-type="float" office:value="4.336">
            <text:p>4.336</text:p>
          </table:table-cell>
          <table:table-cell table:style-name="ce5" office:value-type="float" office:value="13.108">
            <text:p>13.108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RoleTest</text:p>
          </table:table-cell>
          <table:table-cell table:style-name="ce5" office:value-type="float" office:value="6.83">
            <text:p>6.830</text:p>
          </table:table-cell>
          <table:table-cell table:style-name="ce5" office:value-type="float" office:value="28.714">
            <text:p>28.714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office:value-type="float" office:value="5.662">
            <text:p>5.662</text:p>
          </table:table-cell>
          <table:table-cell table:style-name="ce5" office:value-type="float" office:value="23.915">
            <text:p>23.91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office:value-type="float" office:value="6.345">
            <text:p>6.345</text:p>
          </table:table-cell>
          <table:table-cell table:style-name="ce5" office:value-type="float" office:value="27.605">
            <text:p>27.605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Login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ileston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Close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19">
            <text:p>17.322</text:p>
          </table:table-cell>
          <table:table-cell table:style-name="ce5" office:value-type="float" office:value="40.389" table:number-columns-spanned="1" table:number-rows-spanned="19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3">
            <text:p>5.855</text:p>
          </table:table-cell>
          <table:table-cell table:style-name="ce5" office:value-type="float" office:value="20.501" table:number-columns-spanned="1" table:number-rows-spanned="3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4">
            <text:p>6.697</text:p>
          </table:table-cell>
          <table:table-cell table:style-name="ce5" office:value-type="float" office:value="37.968" table:number-columns-spanned="1" table:number-rows-spanned="4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11.696" table:number-columns-spanned="1" table:number-rows-spanned="7">
            <text:p>11.696</text:p>
          </table:table-cell>
          <table:table-cell table:style-name="ce5" office:value-type="float" office:value="22.183" table:number-columns-spanned="1" table:number-rows-spanned="7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20" office:value-type="string">
            <text:p>SearchMultipleProjects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0.7.6</text:p>
          </table:table-cell>
          <table:table-cell table:style-name="ce19" office:value-type="string">
            <text:p>EditRoleTest</text:p>
          </table:table-cell>
          <table:table-cell table:style-name="ce5" office:value-type="float" office:value="5.226" table:number-columns-spanned="1" table:number-rows-spanned="4">
            <text:p>5.226</text:p>
          </table:table-cell>
          <table:table-cell table:style-name="ce5" office:value-type="float" office:value="23.953" table:number-columns-spanned="1" table:number-rows-spanned="4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1.0</text:p>
          </table:table-cell>
          <table:table-cell table:style-name="ce19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1</text:p>
          </table:table-cell>
          <table:table-cell table:style-name="ce19"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2</text:p>
          </table:table-cell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20" office:value-type="string">
            <text:p>AddAndRemoveLateMilestoneTest</text:p>
          </table:table-cell>
          <table:table-cell table:style-name="ce5" office:value-type="float" office:value="5.458">
            <text:p>5.458</text:p>
          </table:table-cell>
          <table:table-cell table:style-name="ce5" office:value-type="float" office:value="15.267">
            <text:p>15.267</text:p>
          </table:table-cell>
          <table:table-cell table:style-name="ce5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.1</text:p>
          </table:table-cell>
          <table:table-cell table:style-name="ce19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3.0.1</text:p>
          </table:table-cell>
          <table:table-cell table:style-name="ce19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23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table-cell table:style-name="ce5" office:value-type="float" office:value="11.013" table:number-columns-spanned="1" table:number-rows-spanned="2">
            <text:p>11.013</text:p>
          </table:table-cell>
          <table:table-cell table:style-name="ce5" office:value-type="float" office:value="27.502" table:number-columns-spanned="1" table:number-rows-spanned="2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Test</text:p>
          </table:table-cell>
          <table:table-cell table:style-name="ce5" office:value-type="float" office:value="11.013">
            <text:p>11.013</text:p>
          </table:table-cell>
          <table:table-cell table:style-name="ce5" office:value-type="float" office:value="27.502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table-cell table:style-name="ce5" office:value-type="float" office:value="6.697" table:number-columns-spanned="1" table:number-rows-spanned="2">
            <text:p>6.697</text:p>
          </table:table-cell>
          <table:table-cell table:style-name="ce5" office:value-type="float" office:value="37.968" table:number-columns-spanned="1" table:number-rows-spanned="2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220];&quot;S1&quot;)" office:value-type="float" office:value="189">
            <text:p>189</text:p>
          </table:table-cell>
          <table:table-cell table:style-name="ce8" table:formula="of:=SUMPRODUCT([.$E$3:.$E$220]=&quot;S1&quot;;[.F3:.F220]=1)" office:value-type="float" office:value="166">
            <text:p>166</text:p>
          </table:table-cell>
          <table:table-cell table:style-name="ce8" table:formula="of:=SUMPRODUCT([.$E$3:.$E$220]=&quot;S1&quot;;[.G3:.G220]=1)" office:value-type="float" office:value="184">
            <text:p>184</text:p>
          </table:table-cell>
          <table:table-cell table:style-name="ce8" table:formula="of:=SUMPRODUCT([.$E$3:.$E$220]=&quot;S1&quot;;[.H3:.H220]=1)" office:value-type="float" office:value="184">
            <text:p>18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220];&quot;S2&quot;)" office:value-type="float" office:value="11">
            <text:p>11</text:p>
          </table:table-cell>
          <table:table-cell table:style-name="ce8" table:formula="of:=SUMPRODUCT([.$E$3:.$E$220]=&quot;S2&quot;;[.F3:.F220]=1)" office:value-type="float" office:value="0">
            <text:p>0</text:p>
          </table:table-cell>
          <table:table-cell table:style-name="ce8" table:formula="of:=SUMPRODUCT([.$E$3:.$E$220]=&quot;S2&quot;;[.G3:.G220]=1)" office:value-type="float" office:value="10">
            <text:p>10</text:p>
          </table:table-cell>
          <table:table-cell table:style-name="ce8" table:formula="of:=SUMPRODUCT([.$E$3:.$E$220]=&quot;S2&quot;;[.H3:.H220]=1)" office:value-type="float" office:value="10">
            <text:p>1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220];&quot;S3&quot;)" office:value-type="float" office:value="3">
            <text:p>3</text:p>
          </table:table-cell>
          <table:table-cell table:style-name="ce8" table:formula="of:=SUMPRODUCT([.$E$3:.$E$220]=&quot;S3&quot;;[.F3:.F220]=1)" office:value-type="float" office:value="0">
            <text:p>0</text:p>
          </table:table-cell>
          <table:table-cell table:style-name="ce8" table:formula="of:=SUMPRODUCT([.$E$3:.$E$220]=&quot;S3&quot;;[.G3:.G220]=1)" office:value-type="float" office:value="0">
            <text:p>0</text:p>
          </table:table-cell>
          <table:table-cell table:style-name="ce8" table:formula="of:=SUMPRODUCT([.$E$3:.$E$220]=&quot;S3&quot;;[.H3:.H220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220];&quot;S4&quot;)" office:value-type="float" office:value="7">
            <text:p>7</text:p>
          </table:table-cell>
          <table:table-cell table:style-name="ce8" table:formula="of:=SUMPRODUCT([.$E$3:.$E$220]=&quot;S4&quot;;[.F3:.F220]=1)" office:value-type="float" office:value="0">
            <text:p>0</text:p>
          </table:table-cell>
          <table:table-cell table:style-name="ce8" table:formula="of:=SUMPRODUCT([.$E$3:.$E$220]=&quot;S4&quot;;[.G3:.G220]=1)" office:value-type="float" office:value="7">
            <text:p>7</text:p>
          </table:table-cell>
          <table:table-cell table:style-name="ce8" table:formula="of:=SUMPRODUCT([.$E$3:.$E$220]=&quot;S4&quot;;[.H3:.H220]=1)" office:value-type="float" office:value="7">
            <text:p>7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220];&quot;S5&quot;)" office:value-type="float" office:value="8">
            <text:p>8</text:p>
          </table:table-cell>
          <table:table-cell table:style-name="ce8" table:formula="of:=SUMPRODUCT([.$E$3:.$E$220]=&quot;S5&quot;;[.F3:.F220]=1)" office:value-type="float" office:value="0">
            <text:p>0</text:p>
          </table:table-cell>
          <table:table-cell table:style-name="ce8" table:formula="of:=SUMPRODUCT([.$E$3:.$E$220]=&quot;S5&quot;;[.G3:.G220]=1)" office:value-type="float" office:value="8">
            <text:p>8</text:p>
          </table:table-cell>
          <table:table-cell table:style-name="ce8" table:formula="of:=SUMPRODUCT([.$E$3:.$E$220]=&quot;S5&quot;;[.H3:.H220]=1)" office:value-type="float" office:value="8">
            <text:p>8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223:.E227])" office:value-type="float" office:value="218">
            <text:p>218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2:.F220]=1;[.G2:.G220]=0)" office:value-type="float" office:value="0">
            <text:p>0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2:.F220]=0;[.G2:.G220]=1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2:.F220]=1;[.G2:.G220]=1)" office:value-type="float" office:value="166">
            <text:p>16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2:.F220]=0;[.G2:.G220]=0)" office:value-type="float" office:value="9">
            <text:p>9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588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5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7"/>
        <table:table-column table:style-name="co32" table:default-cell-style-name="ce7"/>
        <table:table-column table:style-name="co3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Default"/>
        <table:table-column table:style-name="co13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21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21"/>
          <table:table-cell table:style-name="ce21"/>
          <table:table-cell table:number-columns-repeated="1008"/>
        </table:table-row>
        <table:table-row table:style-name="ro2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8">
            <text:p>0.3.1</text:p>
          </table:table-cell>
          <table:table-cell table:style-name="ce28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1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22" table:number-columns-spanned="1" table:number-rows-spanned="15">
            <text:p>122</text:p>
          </table:table-cell>
          <table:table-cell table:style-name="ce15" office:value-type="float" office:value="140" table:number-columns-spanned="1" table:number-rows-spanned="15">
            <text:p>140</text:p>
          </table:table-cell>
          <table:table-cell table:style-name="ce15" office:value-type="float" office:value="253" table:number-columns-spanned="1" table:number-rows-spanned="15">
            <text:p>253</text:p>
          </table:table-cell>
          <table:table-cell table:style-name="ce35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5"/>
          <table:covered-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5"/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 table:style-name="ce3"/>
          <table:table-cell table:style-name="ce28" office:value-type="string">
            <text:p>AddEntry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covered-table-cell table:number-columns-repeated="3" table:style-name="ce34"/>
          <table:table-cell table:style-name="ce36"/>
          <table:table-cell table:style-name="ce4" table:number-columns-repeated="8"/>
          <table:table-cell table:style-name="ce17" table:number-columns-repeated="1000"/>
        </table:table-row>
        <table:table-row table:style-name="ro1">
          <table:covered-table-cell/>
          <table:table-cell table:style-name="ce28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5"/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table-cell table:style-name="ce6" office:value-type="float" office:value="4.033" table:number-columns-spanned="1" table:number-rows-spanned="4">
            <text:p>4.033</text:p>
          </table:table-cell>
          <table:table-cell table:style-name="ce6" office:value-type="float" office:value="17.27" table:number-columns-spanned="1" table:number-rows-spanned="4">
            <text:p>17.27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table-cell table:style-name="ce6" office:value-type="float" office:value="4.078" table:number-columns-spanned="1" table:number-rows-spanned="4">
            <text:p>4.078</text:p>
          </table:table-cell>
          <table:table-cell table:style-name="ce6" office:value-type="float" office:value="17.35" table:number-columns-spanned="1" table:number-rows-spanned="4">
            <text:p>17.35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table-cell table:style-name="ce6" office:value-type="float" office:value="4.011" table:number-columns-spanned="1" table:number-rows-spanned="4">
            <text:p>4.011</text:p>
          </table:table-cell>
          <table:table-cell table:style-name="ce6" office:value-type="float" office:value="17.01" table:number-columns-spanned="1" table:number-rows-spanned="4">
            <text:p>17.01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7"/>
          <table:table-cell table:style-name="ce29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table-cell table:style-name="ce6" office:value-type="float" office:value="7.269" table:number-columns-spanned="1" table:number-rows-spanned="8">
            <text:p>7.269</text:p>
          </table:table-cell>
          <table:table-cell table:style-name="ce6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.608">
            <text:p>1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3"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7.34" table:number-columns-spanned="1" table:number-rows-spanned="4">
            <text:p>17.340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1.587" table:number-columns-spanned="1" table:number-rows-spanned="4">
            <text:p>11.587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7" office:value-type="string">
            <text:p>img → i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table-cell table:style-name="ce6" office:value-type="float" office:value="7.168" table:number-columns-spanned="1" table:number-rows-spanned="5">
            <text:p>7.168</text:p>
          </table:table-cell>
          <table:table-cell table:style-name="ce6" office:value-type="float" office:value="4.078" table:number-columns-spanned="1" table:number-rows-spanned="5">
            <text:p>4.07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.608">
            <text:p>11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21">
            <text:p>2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table-cell table:style-name="ce6" office:value-type="float" office:value="4.816" table:number-columns-spanned="1" table:number-rows-spanned="3">
            <text:p>4.816</text:p>
          </table:table-cell>
          <table:table-cell table:style-name="ce6" office:value-type="float" office:value="10.261" table:number-columns-spanned="1" table:number-rows-spanned="3">
            <text:p>10.261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44" table:number-columns-spanned="1" table:number-rows-spanned="2">
            <text:p>44</text:p>
          </table:table-cell>
          <table:table-cell table:style-name="ce34" office:value-type="float" office:value="49" table:number-columns-spanned="1" table:number-rows-spanned="2">
            <text:p>49</text:p>
          </table:table-cell>
          <table:table-cell table:style-name="ce34" office:value-type="float" office:value="55" table:number-columns-spanned="1" table:number-rows-spanned="2">
            <text:p>55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Tags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covered-table-cell table:number-columns-repeated="3" table:style-name="ce34"/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CheckEntryTagsRemoved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.608">
            <text:p>11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21">
            <text:p>2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CheckEntryTagsRemoved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table-cell table:style-name="ce6" office:value-type="float" office:value="4.236" table:number-columns-spanned="1" table:number-rows-spanned="3">
            <text:p>4.236</text:p>
          </table:table-cell>
          <table:table-cell table:style-name="ce6" office:value-type="float" office:value="9.698" table:number-columns-spanned="1" table:number-rows-spanned="3">
            <text:p>9.69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table-cell table:style-name="ce6" office:value-type="float" office:value="11.699" table:number-columns-spanned="1" table:number-rows-spanned="5">
            <text:p>11.699</text:p>
          </table:table-cell>
          <table:table-cell table:style-name="ce6" office:value-type="float" office:value="56.087" table:number-columns-spanned="1" table:number-rows-spanned="5">
            <text:p>56.087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TagNegative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Tag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table-cell table:style-name="ce6" office:value-type="float" office:value="4.576" table:number-columns-spanned="1" table:number-rows-spanned="5">
            <text:p>4.576</text:p>
          </table:table-cell>
          <table:table-cell table:style-name="ce6" office:value-type="float" office:value="11.478" table:number-columns-spanned="1" table:number-rows-spanned="5">
            <text:p>11.478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6"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9" office:value-type="string">
            <text:p>Add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table-cell table:style-name="ce6" office:value-type="float" office:value="4.765" table:number-columns-spanned="1" table:number-rows-spanned="5">
            <text:p>4.765</text:p>
          </table:table-cell>
          <table:table-cell table:style-name="ce6" office:value-type="float" office:value="11.874" table:number-columns-spanned="1" table:number-rows-spanned="5">
            <text:p>11.874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number-columns-repeated="3" table:style-name="ce34" office:value-type="float" office:value="50">
            <text:p>50</text:p>
          </table:table-cell>
          <table:table-cell table:style-name="ce36" office:value-type="string">
            <text:p>edi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50">
            <text:p>50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EditTag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5">
            <text:p>65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91">
            <text:p>91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13">
            <text:p>13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table-cell table:style-name="ce6" office:value-type="float" office:value="6.562" table:number-columns-spanned="1" table:number-rows-spanned="25">
            <text:p>6.562</text:p>
          </table:table-cell>
          <table:table-cell table:style-name="ce6" office:value-type="float" office:value="30.931" table:number-columns-spanned="1" table:number-rows-spanned="25">
            <text:p>30.931</text:p>
          </table:table-cell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2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Facebook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8" office:value-type="float" office:value="1">
            <text:p>1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AssignTagToEntryTest</text:p>
          </table:table-cell>
          <table:covered-table-cell table:number-columns-repeated="2" table:style-name="ce6"/>
          <table:table-cell table:style-name="ce33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sername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33" office:value-type="string">
            <text:p>S2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6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6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6" office:value-type="string">
            <text:p>login button</text:p>
          </table:table-cell>
          <table:table-cell table:style-name="ce4"/>
          <table:table-cell table:number-columns-repeated="1007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9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90">
            <text:p>9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90">
            <text:p>90</text:p>
          </table:table-cell>
          <table:table-cell table:style-name="ce35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4" office:value-type="float" office:value="6">
            <text:p>6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82">
            <text:p>0.4.0</text:p>
          </table:table-cell>
          <table:table-cell table:style-name="ce19" office:value-type="string">
            <text:p>AddEntryTest</text:p>
          </table:table-cell>
          <table:table-cell table:style-name="ce31" office:value-type="float" office:value="139.53">
            <text:p>139.530</text:p>
          </table:table-cell>
          <table:table-cell table:style-name="ce32" office:value-type="float" office:value="180.256">
            <text:p>180.256</text:p>
          </table:table-cell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office:value-type="string">
            <text:p>delete non uniqu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EntryTagsRemoved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4"/>
          <table:table-cell table:style-name="Default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4" office:value-type="float" office:value="40">
            <text:p>40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50">
            <text:p>50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6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33" office:value-type="string">
            <text:p>S1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table:number-columns-repeated="2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/>
          <table:table-cell table:style-name="ce19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/>
          <table:table-cell table:style-name="ce19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ce30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/>
          <table:table-cell table:style-name="ce30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30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30" office:value-type="string">
            <text:p>username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4">
            <text:p>0.4.2</text:p>
          </table:table-cell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5">
            <text:p>0.5.2</text:p>
          </table:table-cell>
          <table:table-cell table:style-name="ce19" office:value-type="string">
            <text:p>SearchTagsTest</text:p>
          </table:table-cell>
          <table:table-cell table:number-columns-repeated="2"/>
          <table:table-cell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table:number-columns-repeated="3"/>
          <table:table-cell office:value-type="string">
            <text:p>crawler finds some elements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0.5.2</text:p>
          </table:table-cell>
          <table:table-cell table:style-name="ce19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 table:style-name="ce2"/>
          <table:table-cell table:style-name="ce19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office:value-type="string">
            <text:p>Man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1</text:p>
          </table:table-cell>
          <table:table-cell table:formula="of:=COUNTIF([.$E$3:.$E$302];&quot;S1&quot;)" office:value-type="float" office:value="275">
            <text:p>275</text:p>
          </table:table-cell>
          <table:table-cell table:formula="of:=SUMPRODUCT([.$E$3:.$E$302]=&quot;S1&quot;;[.F3:.F302]=1)" office:value-type="float" office:value="187">
            <text:p>187</text:p>
          </table:table-cell>
          <table:table-cell table:formula="of:=SUMPRODUCT([.$E$3:.$E$302]=&quot;S1&quot;;[.G3:.G302]=1)" office:value-type="float" office:value="219">
            <text:p>219</text:p>
          </table:table-cell>
          <table:table-cell table:formula="of:=SUMPRODUCT([.$E$3:.$E$302]=&quot;S1&quot;;[.H3:.H302]=1)" office:value-type="float" office:value="219">
            <text:p>219</text:p>
          </table:table-cell>
          <table:table-cell table:formula="of:=SUM([.I3:.I302])" office:value-type="float" office:value="80">
            <text:p>80</text:p>
          </table:table-cell>
          <table:table-cell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2</text:p>
          </table:table-cell>
          <table:table-cell table:formula="of:=COUNTIF([.$E$3:.$E$302];&quot;S2&quot;)" office:value-type="float" office:value="21">
            <text:p>21</text:p>
          </table:table-cell>
          <table:table-cell table:formula="of:=SUMPRODUCT([.$E$3:.$E$302]=&quot;S2&quot;;[.F3:.F302]=1)" office:value-type="float" office:value="0">
            <text:p>0</text:p>
          </table:table-cell>
          <table:table-cell table:formula="of:=SUMPRODUCT([.$E$3:.$E$302]=&quot;S2&quot;;[.G3:.G302]=1)" office:value-type="float" office:value="0">
            <text:p>0</text:p>
          </table:table-cell>
          <table:table-cell table:formula="of:=SUMPRODUCT([.$E$3:.$E$302]=&quot;S2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3</text:p>
          </table:table-cell>
          <table:table-cell table:formula="of:=COUNTIF([.$E$3:.$E$302];&quot;S3&quot;)" office:value-type="float" office:value="4">
            <text:p>4</text:p>
          </table:table-cell>
          <table:table-cell table:formula="of:=SUMPRODUCT([.$E$3:.$E$302]=&quot;S3&quot;;[.F3:.F302]=1)" office:value-type="float" office:value="0">
            <text:p>0</text:p>
          </table:table-cell>
          <table:table-cell table:formula="of:=SUMPRODUCT([.$E$3:.$E$302]=&quot;S3&quot;;[.G3:.G302]=1)" office:value-type="float" office:value="0">
            <text:p>0</text:p>
          </table:table-cell>
          <table:table-cell table:formula="of:=SUMPRODUCT([.$E$3:.$E$302]=&quot;S3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4</text:p>
          </table:table-cell>
          <table:table-cell table:formula="of:=COUNTIF([.$E$3:.$E$302];&quot;S4&quot;)" office:value-type="float" office:value="0">
            <text:p>0</text:p>
          </table:table-cell>
          <table:table-cell table:formula="of:=SUMPRODUCT([.$E$3:.$E$302]=&quot;S4&quot;;[.F3:.F302]=1)" office:value-type="float" office:value="0">
            <text:p>0</text:p>
          </table:table-cell>
          <table:table-cell table:formula="of:=SUMPRODUCT([.$E$3:.$E$302]=&quot;S4&quot;;[.G3:.G302]=1)" office:value-type="float" office:value="0">
            <text:p>0</text:p>
          </table:table-cell>
          <table:table-cell table:formula="of:=SUMPRODUCT([.$E$3:.$E$302]=&quot;S4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9" office:value-type="string">
            <text:p>S5</text:p>
          </table:table-cell>
          <table:table-cell table:formula="of:=COUNTIF([.$E$3:.$E$302];&quot;S5&quot;)" office:value-type="float" office:value="0">
            <text:p>0</text:p>
          </table:table-cell>
          <table:table-cell table:formula="of:=SUMPRODUCT([.$E$3:.$E$302]=&quot;S5&quot;;[.F3:.F302]=1)" office:value-type="float" office:value="0">
            <text:p>0</text:p>
          </table:table-cell>
          <table:table-cell table:formula="of:=SUMPRODUCT([.$E$3:.$E$302]=&quot;S5&quot;;[.G3:.G302]=1)" office:value-type="float" office:value="0">
            <text:p>0</text:p>
          </table:table-cell>
          <table:table-cell table:formula="of:=SUMPRODUCT([.$E$3:.$E$302]=&quot;S5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2"/>
          <table:table-cell table:formula="of:=SUM([.E305:.E309])" office:value-type="float" office:value="300">
            <text:p>300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2">
          <table:table-cell/>
          <table:table-cell table:style-name="ce30"/>
          <table:table-cell/>
          <table:table-cell table:style-name="ce5" office:value-type="string">
            <text:p>vince dom</text:p>
          </table:table-cell>
          <table:table-cell table:style-name="ce11" table:formula="of:=SUMPRODUCT([.F2:.F302]=1;[.G2:.G302]=0)" office:value-type="float" office:value="0">
            <text:p>0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vince vis</text:p>
          </table:table-cell>
          <table:table-cell table:style-name="ce11" table:formula="of:=SUMPRODUCT([.F2:.F302]=0;[.G2:.G302]=1)" office:value-type="float" office:value="32">
            <text:p>32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tie</text:p>
          </table:table-cell>
          <table:table-cell table:style-name="ce11" table:formula="of:=SUMPRODUCT([.F2:.F302]=1;[.G2:.G302]=1)" office:value-type="float" office:value="187">
            <text:p>187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30"/>
          <table:table-cell/>
          <table:table-cell table:style-name="ce5" office:value-type="string">
            <text:p>man</text:p>
          </table:table-cell>
          <table:table-cell table:style-name="ce11" table:formula="of:=SUMPRODUCT([.F2:.F302]=0;[.G2:.G302]=0)" office:value-type="float" office:value="81">
            <text:p>81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 table:number-rows-repeated="28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3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30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30"/>
          <table:table-cell table:number-columns-repeated="1020"/>
        </table:table-row>
        <table:table-row table:style-name="ro3">
          <table:table-cell/>
          <table:table-cell table:style-name="ce30"/>
          <table:table-cell table:number-columns-repeated="1020"/>
        </table:table-row>
        <table:table-row table:style-name="ro1" table:number-rows-repeated="22">
          <table:table-cell/>
          <table:table-cell table:style-name="ce30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Breakages by kind" table:style-name="ta1" table:print="false">
        <office:forms form:automatic-focus="false" form:apply-design-mode="false"/>
        <table:table-column table:style-name="co40" table:default-cell-style-name="ce40"/>
        <table:table-column table:style-name="co41" table:default-cell-style-name="ce46"/>
        <table:table-column table:style-name="co4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6" table:default-cell-style-name="Default"/>
        <table:table-row table:style-name="ro5">
          <table:table-cell table:style-name="ce39" office:value-type="string">
            <text:p>Type of Breakage</text:p>
          </table:table-cell>
          <table:table-cell table:style-name="ce42" office:value-type="string">
            <text:p>AddressBook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Claroline</text:p>
          </table:table-cell>
          <table:table-cell table:style-name="ce45" office:value-type="string">
            <text:p>%</text:p>
          </table:table-cell>
          <table:table-cell table:style-name="ce51" office:value-type="string">
            <text:p>Collabtive</text:p>
          </table:table-cell>
          <table:table-cell table:style-name="ce45" office:value-type="string">
            <text:p>%</text:p>
          </table:table-cell>
          <table:table-cell table:style-name="ce52" office:value-type="string">
            <text:p>PPMA</text:p>
          </table:table-cell>
          <table:table-cell table:style-name="ce45" office:value-type="string">
            <text:p>%</text:p>
          </table:table-cell>
          <table:table-cell table:style-name="ce50" office:value-type="string">
            <text:p>All apps</text:p>
          </table:table-cell>
          <table:table-cell table:style-name="ce45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3" table:formula="of:=[addressbook.E55]" office:value-type="float" office:value="23">
            <text:p>23</text:p>
          </table:table-cell>
          <table:table-cell table:style-name="ce48" table:formula="of:=[.B2]/[.J2]*100" office:value-type="float" office:value="3.54391371340524">
            <text:p>3.54</text:p>
          </table:table-cell>
          <table:table-cell table:style-name="ce43" table:formula="of:=[claroline.E170]" office:value-type="float" office:value="162">
            <text:p>162</text:p>
          </table:table-cell>
          <table:table-cell table:style-name="ce48" table:formula="of:=[.D2]/[.J2]*100" office:value-type="float" office:value="24.9614791987673">
            <text:p>24.96</text:p>
          </table:table-cell>
          <table:table-cell table:style-name="ce43" table:formula="of:=[collabtive.E223]" office:value-type="float" office:value="189">
            <text:p>189</text:p>
          </table:table-cell>
          <table:table-cell table:style-name="ce48" table:formula="of:=[.F2]/[.J2]*100" office:value-type="float" office:value="29.1217257318952">
            <text:p>29.12</text:p>
          </table:table-cell>
          <table:table-cell table:style-name="ce43" table:formula="of:=[ppma.E305]" office:value-type="float" office:value="275">
            <text:p>275</text:p>
          </table:table-cell>
          <table:table-cell table:style-name="ce48" table:formula="of:=[.H2]/[.J2]*100" office:value-type="float" office:value="42.3728813559322">
            <text:p>42.37</text:p>
          </table:table-cell>
          <table:table-cell table:style-name="ce53" table:formula="of:=[.B2]+[.D2]+[.F2]+[.H2]" office:value-type="float" office:value="649">
            <text:p>649</text:p>
          </table:table-cell>
          <table:table-cell table:style-name="ce48" table:formula="of:=[.J2]/[.$J$7]*100" office:value-type="float" office:value="88.5402455661665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3" table:formula="of:=[addressbook.E56]" office:value-type="float" office:value="1">
            <text:p>1</text:p>
          </table:table-cell>
          <table:table-cell table:style-name="ce48" table:formula="of:=[.B3]/[.J3]*100" office:value-type="float" office:value="3.03030303030303">
            <text:p>3.03</text:p>
          </table:table-cell>
          <table:table-cell table:style-name="ce43" table:formula="of:=[claroline.E171]" office:value-type="float" office:value="0">
            <text:p>0</text:p>
          </table:table-cell>
          <table:table-cell table:style-name="ce48" table:formula="of:=[.D3]/[.J3]*100" office:value-type="float" office:value="0">
            <text:p>0.00</text:p>
          </table:table-cell>
          <table:table-cell table:style-name="ce43" table:formula="of:=[collabtive.E224]" office:value-type="float" office:value="11">
            <text:p>11</text:p>
          </table:table-cell>
          <table:table-cell table:style-name="ce48" table:formula="of:=[.F3]/[.J3]*100" office:value-type="float" office:value="33.3333333333333">
            <text:p>33.33</text:p>
          </table:table-cell>
          <table:table-cell table:style-name="ce43" table:formula="of:=[ppma.E306]" office:value-type="float" office:value="21">
            <text:p>21</text:p>
          </table:table-cell>
          <table:table-cell table:style-name="ce48" table:formula="of:=[.H3]/[.J3]*100" office:value-type="float" office:value="63.6363636363636">
            <text:p>63.64</text:p>
          </table:table-cell>
          <table:table-cell table:style-name="ce53" table:formula="of:=[.B3]+[.D3]+[.F3]+[.H3]" office:value-type="float" office:value="33">
            <text:p>33</text:p>
          </table:table-cell>
          <table:table-cell table:style-name="ce48" table:formula="of:=[.J3]/[.$J$7]*100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3" table:formula="of:=[addressbook.E57]" office:value-type="float" office:value="14">
            <text:p>14</text:p>
          </table:table-cell>
          <table:table-cell table:style-name="ce48" table:formula="of:=[.B4]/[.J4]*100" office:value-type="float" office:value="66.6666666666667">
            <text:p>66.67</text:p>
          </table:table-cell>
          <table:table-cell table:style-name="ce43" table:formula="of:=[claroline.E172]" office:value-type="float" office:value="0">
            <text:p>0</text:p>
          </table:table-cell>
          <table:table-cell table:style-name="ce48" table:formula="of:=[.D4]/[.J4]*100" office:value-type="float" office:value="0">
            <text:p>0.00</text:p>
          </table:table-cell>
          <table:table-cell table:style-name="ce43" table:formula="of:=[collabtive.E225]" office:value-type="float" office:value="3">
            <text:p>3</text:p>
          </table:table-cell>
          <table:table-cell table:style-name="ce48" table:formula="of:=[.F4]/[.J4]*100" office:value-type="float" office:value="14.2857142857143">
            <text:p>14.29</text:p>
          </table:table-cell>
          <table:table-cell table:style-name="ce43" table:formula="of:=[ppma.E307]" office:value-type="float" office:value="4">
            <text:p>4</text:p>
          </table:table-cell>
          <table:table-cell table:style-name="ce48" table:formula="of:=[.H4]/[.J4]*100" office:value-type="float" office:value="19.047619047619">
            <text:p>19.05</text:p>
          </table:table-cell>
          <table:table-cell table:style-name="ce53" table:formula="of:=[.B4]+[.D4]+[.F4]+[.H4]" office:value-type="float" office:value="21">
            <text:p>21</text:p>
          </table:table-cell>
          <table:table-cell table:style-name="ce48" table:formula="of:=[.J4]/[.$J$7]*100" office:value-type="float" office:value="2.86493860845839">
            <text:p>2.86</text:p>
          </table:table-cell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43" table:formula="of:=[addressbook.E58]" office:value-type="float" office:value="8">
            <text:p>8</text:p>
          </table:table-cell>
          <table:table-cell table:style-name="ce48" table:formula="of:=[.B5]/[.J5]*100" office:value-type="float" office:value="44.4444444444444">
            <text:p>44.44</text:p>
          </table:table-cell>
          <table:table-cell table:style-name="ce43" table:formula="of:=[claroline.E173]" office:value-type="float" office:value="3">
            <text:p>3</text:p>
          </table:table-cell>
          <table:table-cell table:style-name="ce48" table:formula="of:=[.D5]/[.J5]*100" office:value-type="float" office:value="16.6666666666667">
            <text:p>16.67</text:p>
          </table:table-cell>
          <table:table-cell table:style-name="ce43" table:formula="of:=[collabtive.E226]" office:value-type="float" office:value="7">
            <text:p>7</text:p>
          </table:table-cell>
          <table:table-cell table:style-name="ce48" table:formula="of:=[.F5]/[.J5]*100" office:value-type="float" office:value="38.8888888888889">
            <text:p>38.89</text:p>
          </table:table-cell>
          <table:table-cell table:style-name="ce43" table:formula="of:=[ppma.E308]" office:value-type="float" office:value="0">
            <text:p>0</text:p>
          </table:table-cell>
          <table:table-cell table:style-name="ce48" table:formula="of:=[.H5]/[.J5]*100" office:value-type="float" office:value="0">
            <text:p>0.00</text:p>
          </table:table-cell>
          <table:table-cell table:style-name="ce53" table:formula="of:=[.B5]+[.D5]+[.F5]+[.H5]" office:value-type="float" office:value="18">
            <text:p>18</text:p>
          </table:table-cell>
          <table:table-cell table:style-name="ce48" table:formula="of:=[.J5]/[.$J$7]*100" office:value-type="float" office:value="2.45566166439291">
            <text:p>2.46</text:p>
          </table:table-cell>
        </table:table-row>
        <table:table-row table:style-name="ro1">
          <table:table-cell office:value-type="string">
            <text:p>Scenario 5 – Mis-Selection prop</text:p>
          </table:table-cell>
          <table:table-cell table:style-name="ce43" table:formula="of:=[addressbook.E59]" office:value-type="float" office:value="4">
            <text:p>4</text:p>
          </table:table-cell>
          <table:table-cell table:style-name="ce48" table:formula="of:=[.B6]/[.J6]*100" office:value-type="float" office:value="33.3333333333333">
            <text:p>33.33</text:p>
          </table:table-cell>
          <table:table-cell table:style-name="ce43" table:formula="of:=[claroline.E174]" office:value-type="float" office:value="0">
            <text:p>0</text:p>
          </table:table-cell>
          <table:table-cell table:style-name="ce48" table:formula="of:=[.D6]/[.J6]*100" office:value-type="float" office:value="0">
            <text:p>0.00</text:p>
          </table:table-cell>
          <table:table-cell table:style-name="ce43" table:formula="of:=[collabtive.E227]" office:value-type="float" office:value="8">
            <text:p>8</text:p>
          </table:table-cell>
          <table:table-cell table:style-name="ce48" table:formula="of:=[.F6]/[.J6]*100" office:value-type="float" office:value="66.6666666666667">
            <text:p>66.67</text:p>
          </table:table-cell>
          <table:table-cell table:style-name="ce43" table:formula="of:=[ppma.E309]" office:value-type="float" office:value="0">
            <text:p>0</text:p>
          </table:table-cell>
          <table:table-cell table:style-name="ce48" table:formula="of:=[.H6]/[.J6]*100" office:value-type="float" office:value="0">
            <text:p>0.00</text:p>
          </table:table-cell>
          <table:table-cell table:style-name="ce53" table:formula="of:=[.B6]+[.D6]+[.F6]+[.H6]" office:value-type="float" office:value="12">
            <text:p>12</text:p>
          </table:table-cell>
          <table:table-cell table:style-name="ce48" table:formula="of:=[.J6]/[.$J$7]*100" office:value-type="float" office:value="1.63710777626194">
            <text:p>1.64</text:p>
          </table:table-cell>
        </table:table-row>
        <table:table-row table:style-name="ro1">
          <table:table-cell table:style-name="Default"/>
          <table:table-cell table:style-name="ce44" table:formula="of:=SUM([.B2:.B6])" office:value-type="float" office:value="50">
            <text:p>50</text:p>
          </table:table-cell>
          <table:table-cell table:style-name="ce49" table:formula="of:=[.B7]/[.J7]*100" office:value-type="float" office:value="6.82128240109141">
            <text:p>6.82</text:p>
          </table:table-cell>
          <table:table-cell table:style-name="ce44" table:formula="of:=SUM([.D2:.D6])" office:value-type="float" office:value="165">
            <text:p>165</text:p>
          </table:table-cell>
          <table:table-cell table:style-name="ce49" table:formula="of:=[.D7]/[.J7]*100" office:value-type="float" office:value="22.5102319236016">
            <text:p>22.51</text:p>
          </table:table-cell>
          <table:table-cell table:style-name="ce44" table:formula="of:=SUM([.F2:.F6])" office:value-type="float" office:value="218">
            <text:p>218</text:p>
          </table:table-cell>
          <table:table-cell table:style-name="ce49" table:formula="of:=[.F7]/[.J7]*100" office:value-type="float" office:value="29.7407912687585">
            <text:p>29.74</text:p>
          </table:table-cell>
          <table:table-cell table:style-name="ce44" table:formula="of:=SUM([.H2:.H6])" office:value-type="float" office:value="300">
            <text:p>300</text:p>
          </table:table-cell>
          <table:table-cell table:style-name="ce49" table:formula="of:=[.H7]/[.J7]*100" office:value-type="float" office:value="40.9276944065484">
            <text:p>40.93</text:p>
          </table:table-cell>
          <table:table-cell table:style-name="ce44" table:formula="of:=SUM([.J2:.J6])" office:value-type="float" office:value="733">
            <text:p>733</text:p>
          </table:table-cell>
          <table:table-cell table:style-name="ce49" table:formula="of:=[.J7]/[.$J$7]*100" office:value-type="float" office:value="100">
            <text:p>100.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5">
          <table:table-cell table:style-name="ce39" office:value-type="string">
            <text:p>Type of Breakage</text:p>
          </table:table-cell>
          <table:table-cell table:style-name="ce45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Scenario 1 – Same State</text:p>
          </table:table-cell>
          <table:table-cell office:value-type="float" office:value="88.5402455661665">
            <text:p>88.54</text:p>
          </table:table-cell>
          <table:table-cell table:number-columns-repeated="9"/>
        </table:table-row>
        <table:table-row table:style-name="ro1">
          <table:table-cell office:value-type="string">
            <text:p>Scenario 2 – Neigh State</text:p>
          </table:table-cell>
          <table:table-cell office:value-type="float" office:value="4.50204638472033">
            <text:p>4.50</text:p>
          </table:table-cell>
          <table:table-cell table:number-columns-repeated="9"/>
        </table:table-row>
        <table:table-row table:style-name="ro1">
          <table:table-cell office:value-type="string">
            <text:p>Scenario 3 – Removed</text:p>
          </table:table-cell>
          <table:table-cell office:value-type="float" office:value="2.86493860845839">
            <text:p>2.86</text:p>
          </table:table-cell>
          <table:table-cell table:number-columns-repeated="9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office:value-type="float" office:value="2.45566166439291">
            <text:p>2.46</text:p>
          </table:table-cell>
          <table:table-cell table:number-columns-repeated="9"/>
        </table:table-row>
        <table:table-row table:style-name="ro1">
          <table:table-cell office:value-type="string">
            <text:p>Scenario 5 – Mis-Selection prop</text:p>
          </table:table-cell>
          <table:table-cell office:value-type="float" office:value="1.63710777626194">
            <text:p>1.64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5">
          <table:table-cell table:style-name="ce39" office:value-type="string">
            <text:p>Type of Breakage</text:p>
          </table:table-cell>
          <table:table-cell table:style-name="ce47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Non-Selection</text:p>
          </table:table-cell>
          <table:table-cell table:formula="of:=SUM([.B11:.B13])" office:value-type="float" office:value="95.9072305593452">
            <text:p>95.91</text:p>
          </table:table-cell>
          <table:table-cell table:number-columns-repeated="9"/>
        </table:table-row>
        <table:table-row table:style-name="ro1">
          <table:table-cell office:value-type="string">
            <text:p>Mis-Selection</text:p>
          </table:table-cell>
          <table:table-cell table:formula="of:=SUM([.B14:.B15])" office:value-type="float" office:value="4.09276944065485">
            <text:p>4.09</text:p>
          </table:table-cell>
          <table:table-cell table:number-columns-repeated="9"/>
        </table:table-row>
        <table:table-row table:style-name="ro1">
          <table:table-cell/>
          <table:table-cell table:formula="of:=SUM([.B19:.B20])"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Repairs" table:style-name="ta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ce58"/>
        <table:table-column table:style-name="co84" table:default-cell-style-name="ce58"/>
        <table:table-column table:style-name="co85" table:default-cell-style-name="ce58"/>
        <table:table-column table:style-name="co6" table:default-cell-style-name="ce82"/>
        <table:table-column table:style-name="co86" table:default-cell-style-name="ce8"/>
        <table:table-column table:style-name="co52" table:default-cell-style-name="ce8"/>
        <table:table-column table:style-name="co5" table:default-cell-style-name="ce8"/>
        <table:table-column table:style-name="co52" table:default-cell-style-name="ce8"/>
        <table:table-column table:style-name="co5" table:default-cell-style-name="ce8"/>
        <table:table-column table:style-name="co52" table:default-cell-style-name="ce8"/>
        <table:table-column table:style-name="co38" table:default-cell-style-name="ce8"/>
        <table:table-column table:style-name="co53" table:default-cell-style-name="ce8"/>
        <table:table-column table:style-name="co87" table:default-cell-style-name="ce8"/>
        <table:table-column table:style-name="co5" table:default-cell-style-name="ce8"/>
        <table:table-column table:style-name="co87" table:default-cell-style-name="ce8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0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/>
          <table:table-cell table:style-name="ce81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84" office:value-type="string" table:number-columns-spanned="9" table:number-rows-spanned="1">
            <text:p>REPAIR</text:p>
          </table:table-cell>
          <table:covered-table-cell table:number-columns-repeated="2" table:style-name="ce1"/>
          <table:covered-table-cell table:number-columns-repeated="6" table:style-name="Default"/>
          <table:table-cell table:style-name="ce89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80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8"/>
        </table:table-row>
        <table:table-row table:style-name="ro1">
          <table:table-cell office:value-type="string">
            <text:p>AddressBook</text:p>
          </table:table-cell>
          <table:table-cell table:style-name="ce82" table:formula="of:=SUM([addressbook.C3:.C52])" office:value-type="float" office:value="49.65">
            <text:p>49.650</text:p>
          </table:table-cell>
          <table:table-cell table:style-name="ce82" table:formula="of:=SUM([addressbook.D3:.D52])" office:value-type="float" office:value="207.029">
            <text:p>207.029</text:p>
          </table:table-cell>
          <table:table-cell table:style-name="ce82" table:formula="of:=[.C3]/[.B3]" office:value-type="float" office:value="4.16976837865056">
            <text:p>4.170</text:p>
          </table:table-cell>
          <table:table-cell table:style-name="ce58" table:formula="of:=COUNTA([addressbook.B3:.B1001])" office:value-type="float" office:value="50">
            <text:p>50</text:p>
          </table:table-cell>
          <table:table-cell table:style-name="ce58" table:formula="of:=SUM([addressbook.F55:.F59])" office:value-type="float" office:value="17">
            <text:p>17</text:p>
          </table:table-cell>
          <table:table-cell table:style-name="ce62" table:formula="of:=[.F3]/[.E3]*100" office:value-type="float" office:value="34">
            <text:p>34</text:p>
          </table:table-cell>
          <table:table-cell table:style-name="ce87" table:formula="of:=SUM([addressbook.G55:.G59])" office:value-type="float" office:value="45">
            <text:p>45</text:p>
          </table:table-cell>
          <table:table-cell table:style-name="ce62" table:formula="of:=[.H3]/[.E3]*100" office:value-type="float" office:value="90">
            <text:p>90</text:p>
          </table:table-cell>
          <table:table-cell table:style-name="ce87" table:formula="of:=SUM([addressbook.H55:.H59])" office:value-type="float" office:value="42">
            <text:p>42</text:p>
          </table:table-cell>
          <table:table-cell table:style-name="ce62" table:formula="of:=[.J3]/[.E3]*100" office:value-type="float" office:value="84">
            <text:p>84</text:p>
          </table:table-cell>
          <table:table-cell table:style-name="ce58" table:formula="of:=SUM([addressbook.I3:.I59])" office:value-type="float" office:value="5">
            <text:p>5</text:p>
          </table:table-cell>
          <table:table-cell table:style-name="ce62" table:formula="of:=[.L3]/[.E3]*100" office:value-type="float" office:value="10">
            <text:p>10</text:p>
          </table:table-cell>
          <table:table-cell table:style-name="ce58" table:formula="of:=SUM([addressbook.K3:.K1001])" office:value-type="float" office:value="958.632">
            <text:p>959</text:p>
          </table:table-cell>
          <table:table-cell table:style-name="ce58" table:formula="of:=SUM([addressbook.L3:.L1001])" office:value-type="float" office:value="446.796">
            <text:p>447</text:p>
          </table:table-cell>
          <table:table-cell table:style-name="ce58" table:formula="of:=SUM([addressbook.M3:.M1001])" office:value-type="float" office:value="3276.216">
            <text:p>3276</text:p>
          </table:table-cell>
          <table:table-cell table:number-columns-repeated="8"/>
        </table:table-row>
        <table:table-row table:style-name="ro1">
          <table:table-cell office:value-type="string">
            <text:p>PPMA</text:p>
          </table:table-cell>
          <table:table-cell table:style-name="ce82" table:formula="of:=SUM([ppma.C3:.C309])" office:value-type="float" office:value="227.446">
            <text:p>227.446</text:p>
          </table:table-cell>
          <table:table-cell table:style-name="ce82" table:formula="of:=SUM([ppma.D3:.D309])" office:value-type="float" office:value="457.803">
            <text:p>457.803</text:p>
          </table:table-cell>
          <table:table-cell table:style-name="ce82" table:formula="of:=[.C4]/[.B4]" office:value-type="float" office:value="2.0127986423151">
            <text:p>2.013</text:p>
          </table:table-cell>
          <table:table-cell table:style-name="ce58" table:formula="of:=COUNTA([ppma.B3:.B309])" office:value-type="float" office:value="300">
            <text:p>300</text:p>
          </table:table-cell>
          <table:table-cell table:style-name="ce58" table:formula="of:=SUM([ppma.F305:.F309])" office:value-type="float" office:value="187">
            <text:p>187</text:p>
          </table:table-cell>
          <table:table-cell table:style-name="ce62" table:formula="of:=[.F4]/[.E4]*100" office:value-type="float" office:value="62.3333333333333">
            <text:p>62</text:p>
          </table:table-cell>
          <table:table-cell table:style-name="ce88" table:formula="of:=SUM([ppma.G305:.G309])" office:value-type="float" office:value="219">
            <text:p>219</text:p>
          </table:table-cell>
          <table:table-cell table:style-name="ce62" table:formula="of:=[.H4]/[.E4]*100" office:value-type="float" office:value="73">
            <text:p>73</text:p>
          </table:table-cell>
          <table:table-cell table:style-name="ce87" table:formula="of:=SUM([ppma.H305:.H309])" office:value-type="float" office:value="219">
            <text:p>219</text:p>
          </table:table-cell>
          <table:table-cell table:style-name="ce62" table:formula="of:=[.J4]/[.E4]*100" office:value-type="float" office:value="73">
            <text:p>73</text:p>
          </table:table-cell>
          <table:table-cell table:style-name="ce58" table:formula="of:=SUM([ppma.I3:.I309])" office:value-type="float" office:value="160">
            <text:p>160</text:p>
          </table:table-cell>
          <table:table-cell table:style-name="ce62" table:formula="of:=[.L4]/[.E4]*100" office:value-type="float" office:value="53.3333333333333">
            <text:p>53</text:p>
          </table:table-cell>
          <table:table-cell table:style-name="ce58" table:formula="of:=SUM([ppma.K3:.K965])" office:value-type="float" office:value="3761.824">
            <text:p>3762</text:p>
          </table:table-cell>
          <table:table-cell table:style-name="ce58" table:formula="of:=SUM([ppma.L3:.L965])" office:value-type="float" office:value="1293">
            <text:p>1293</text:p>
          </table:table-cell>
          <table:table-cell table:style-name="ce58" table:formula="of:=SUM([ppma.M3:.M965])" office:value-type="float" office:value="4711">
            <text:p>4711</text:p>
          </table:table-cell>
          <table:table-cell table:number-columns-repeated="8"/>
        </table:table-row>
        <table:table-row table:style-name="ro2">
          <table:table-cell office:value-type="string">
            <text:p>Collabtive</text:p>
          </table:table-cell>
          <table:table-cell table:style-name="ce82" table:formula="of:=SUM([collabtive.C3:.C1003])" office:value-type="float" office:value="621.892">
            <text:p>621.892</text:p>
          </table:table-cell>
          <table:table-cell table:style-name="ce82" table:formula="of:=SUM([collabtive.D3:.D971])" office:value-type="float" office:value="1780.199">
            <text:p>1780.199</text:p>
          </table:table-cell>
          <table:table-cell table:style-name="ce82" table:formula="of:=[.C5]/[.B5]" office:value-type="float" office:value="2.86255330507548">
            <text:p>2.863</text:p>
          </table:table-cell>
          <table:table-cell table:style-name="ce58" table:formula="of:=COUNTA([collabtive.B3:.B971])" office:value-type="float" office:value="218">
            <text:p>218</text:p>
          </table:table-cell>
          <table:table-cell table:style-name="ce58" table:formula="of:=SUM([collabtive.F223:.F227])" office:value-type="float" office:value="166">
            <text:p>166</text:p>
          </table:table-cell>
          <table:table-cell table:style-name="ce62" table:formula="of:=[.F5]/[.E5]*100" office:value-type="float" office:value="76.1467889908257">
            <text:p>76</text:p>
          </table:table-cell>
          <table:table-cell table:style-name="ce87" table:formula="of:=SUM([collabtive.G223:.G227])" office:value-type="float" office:value="209">
            <text:p>209</text:p>
          </table:table-cell>
          <table:table-cell table:style-name="ce62" table:formula="of:=[.H5]/[.E5]*100" office:value-type="float" office:value="95.8715596330275">
            <text:p>96</text:p>
          </table:table-cell>
          <table:table-cell table:style-name="ce87" table:formula="of:=SUM([collabtive.H223:.H227])" office:value-type="float" office:value="209">
            <text:p>209</text:p>
          </table:table-cell>
          <table:table-cell table:style-name="ce62" table:formula="of:=[.J5]/[.E5]*100" office:value-type="float" office:value="95.8715596330275">
            <text:p>96</text:p>
          </table:table-cell>
          <table:table-cell table:style-name="ce58" table:formula="of:=SUM([collabtive.I3:.I227])" office:value-type="float" office:value="9">
            <text:p>9</text:p>
          </table:table-cell>
          <table:table-cell table:style-name="ce62" table:formula="of:=[.L5]/[.E5]*100" office:value-type="float" office:value="4.12844036697248">
            <text:p>4</text:p>
          </table:table-cell>
          <table:table-cell table:style-name="ce58" table:formula="of:=SUM([collabtive.K3:.K971])" office:value-type="float" office:value="2551">
            <text:p>2551</text:p>
          </table:table-cell>
          <table:table-cell table:style-name="ce58" table:formula="of:=SUM([collabtive.L3:.L971])" office:value-type="float" office:value="1995">
            <text:p>1995</text:p>
          </table:table-cell>
          <table:table-cell table:style-name="ce58" table:formula="of:=SUM([collabtive.M3:.M971])" office:value-type="float" office:value="4148">
            <text:p>4148</text:p>
          </table:table-cell>
          <table:table-cell table:number-columns-repeated="8"/>
        </table:table-row>
        <table:table-row table:style-name="ro1">
          <table:table-cell office:value-type="string">
            <text:p>Claroline</text:p>
          </table:table-cell>
          <table:table-cell table:style-name="ce82" table:formula="of:=SUM([claroline.C3:.C309])" office:value-type="float" office:value="154.926">
            <text:p>154.926</text:p>
          </table:table-cell>
          <table:table-cell table:style-name="ce82" table:formula="of:=SUM([claroline.D3:.D309])" office:value-type="float" office:value="860.554">
            <text:p>860.554</text:p>
          </table:table-cell>
          <table:table-cell table:style-name="ce82" table:formula="of:=[.C6]/[.B6]" office:value-type="float" office:value="5.55461317015866">
            <text:p>5.555</text:p>
          </table:table-cell>
          <table:table-cell table:style-name="ce58" table:formula="of:=COUNTA([claroline.B3:.B969])" office:value-type="float" office:value="165">
            <text:p>165</text:p>
          </table:table-cell>
          <table:table-cell table:style-name="ce58" table:formula="of:=SUM([claroline.F170:.F174])" office:value-type="float" office:value="50">
            <text:p>50</text:p>
          </table:table-cell>
          <table:table-cell table:style-name="ce62" table:formula="of:=[.F6]/[.E6]*100" office:value-type="float" office:value="30.3030303030303">
            <text:p>30</text:p>
          </table:table-cell>
          <table:table-cell table:style-name="ce87" table:formula="of:=SUM([claroline.G170:.G174])" office:value-type="float" office:value="119">
            <text:p>119</text:p>
          </table:table-cell>
          <table:table-cell table:style-name="ce62" table:formula="of:=[.H6]/[.E6]*100" office:value-type="float" office:value="72.1212121212121">
            <text:p>72</text:p>
          </table:table-cell>
          <table:table-cell table:style-name="ce87" table:formula="of:=SUM([claroline.H170:.H174])" office:value-type="float" office:value="67">
            <text:p>67</text:p>
          </table:table-cell>
          <table:table-cell table:style-name="ce62" table:formula="of:=[.J6]/[.E6]*100" office:value-type="float" office:value="40.6060606060606">
            <text:p>41</text:p>
          </table:table-cell>
          <table:table-cell table:style-name="ce58" table:formula="of:=SUM([claroline.I3:.I174])" office:value-type="float" office:value="43">
            <text:p>43</text:p>
          </table:table-cell>
          <table:table-cell table:style-name="ce62" table:formula="of:=[.L6]/[.E6]*100" office:value-type="float" office:value="26.0606060606061">
            <text:p>26</text:p>
          </table:table-cell>
          <table:table-cell table:style-name="ce58" table:formula="of:=SUM([claroline.K3:.K969])" office:value-type="float" office:value="6492">
            <text:p>6492</text:p>
          </table:table-cell>
          <table:table-cell table:style-name="ce58" table:formula="of:=SUM([claroline.L3:.L969])" office:value-type="float" office:value="1359">
            <text:p>1359</text:p>
          </table:table-cell>
          <table:table-cell table:style-name="ce58" table:formula="of:=SUM([claroline.M3:.M969])" office:value-type="float" office:value="4533">
            <text:p>4533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TOTAL</text:p>
          </table:table-cell>
          <table:table-cell table:style-name="ce57" table:formula="of:=SUM([.B3:.B6])" office:value-type="float" office:value="1053.914">
            <text:p>1054</text:p>
          </table:table-cell>
          <table:table-cell table:style-name="ce57" table:formula="of:=SUM([.C3:.C6])" office:value-type="float" office:value="3305.585">
            <text:p>3306</text:p>
          </table:table-cell>
          <table:table-cell table:style-name="ce83" table:formula="of:=[.C7]/[.B7]" office:value-type="float" office:value="3.13648457084734">
            <text:p>3.136</text:p>
          </table:table-cell>
          <table:table-cell table:style-name="ce57" table:formula="of:=SUM([.E3:.E6])" office:value-type="float" office:value="733">
            <text:p>733</text:p>
          </table:table-cell>
          <table:table-cell table:style-name="ce57" table:formula="of:=SUM([.F3:.F6])" office:value-type="float" office:value="420">
            <text:p>420</text:p>
          </table:table-cell>
          <table:table-cell table:style-name="ce62" table:formula="of:=[.F7]/[.E7]*100" office:value-type="float" office:value="57.2987721691678">
            <text:p>57</text:p>
          </table:table-cell>
          <table:table-cell table:style-name="ce57" table:formula="of:=SUM([.H3:.H6])" office:value-type="float" office:value="592">
            <text:p>592</text:p>
          </table:table-cell>
          <table:table-cell table:style-name="ce62" table:formula="of:=[.H7]/[.E7]*100" office:value-type="float" office:value="80.7639836289222">
            <text:p>81</text:p>
          </table:table-cell>
          <table:table-cell table:style-name="ce57" table:formula="of:=SUM([.J3:.J6])" office:value-type="float" office:value="537">
            <text:p>537</text:p>
          </table:table-cell>
          <table:table-cell table:style-name="ce62" table:formula="of:=[.J7]/[.E7]*100" office:value-type="float" office:value="73.2605729877217">
            <text:p>73</text:p>
          </table:table-cell>
          <table:table-cell table:style-name="ce57" table:formula="of:=SUM([.L3:.L6])" office:value-type="float" office:value="217">
            <text:p>217</text:p>
          </table:table-cell>
          <table:table-cell table:style-name="ce62" table:formula="of:=[.L7]/[.E7]*100" office:value-type="float" office:value="29.6043656207367">
            <text:p>30</text:p>
          </table:table-cell>
          <table:table-cell table:style-name="ce57" table:formula="of:=SUM([.N3:.N6])" office:value-type="float" office:value="13763.456">
            <text:p>13763</text:p>
          </table:table-cell>
          <table:table-cell table:style-name="ce57" table:formula="of:=SUM([.O3:.O6])" office:value-type="float" office:value="5093.796">
            <text:p>5094</text:p>
          </table:table-cell>
          <table:table-cell table:style-name="ce57" table:formula="of:=SUM([.P3:.P6])" office:value-type="float" office:value="16668.216">
            <text:p>16668</text:p>
          </table:table-cell>
          <table:table-cell/>
          <table:table-cell table:style-name="ce40"/>
          <table:table-cell table:style-name="ce91" table:number-columns-repeated="4"/>
          <table:table-cell table:style-name="ce14"/>
          <table:table-cell table:style-name="ce46"/>
        </table:table-row>
        <table:table-row table:style-name="ro1">
          <table:table-cell office:value-type="string">
            <text:p>AVERAGE</text:p>
          </table:table-cell>
          <table:table-cell table:style-name="ce57"/>
          <table:table-cell table:number-columns-repeated="4"/>
          <table:table-cell table:style-name="ce86"/>
          <table:table-cell table:number-columns-repeated="10"/>
          <table:table-cell table:style-name="ce40"/>
          <table:table-cell table:style-name="ce91" table:number-columns-repeated="4"/>
          <table:table-cell table:style-name="ce14"/>
          <table:table-cell table:style-name="ce46"/>
        </table:table-row>
        <table:table-row table:style-name="ro1">
          <table:table-cell table:number-columns-repeated="13"/>
          <table:table-cell table:style-name="ce46" table:formula="of:=[.N7]/[.E7]" office:value-type="float" office:value="18.7768840381992">
            <text:p>18.78</text:p>
          </table:table-cell>
          <table:table-cell table:style-name="ce46" table:formula="of:=[.O7]/[.E7]" office:value-type="float" office:value="6.94924420190996">
            <text:p>6.95</text:p>
          </table:table-cell>
          <table:table-cell table:style-name="ce46" table:formula="of:=[.P7]/[.J7]" office:value-type="float" office:value="31.0395083798883">
            <text:p>31.04</text:p>
          </table:table-cell>
          <table:table-cell/>
          <table:table-cell table:style-name="ce40"/>
          <table:table-cell table:style-name="ce14" table:number-columns-repeated="3"/>
          <table:table-cell table:style-name="ce91"/>
          <table:table-cell table:style-name="ce14"/>
          <table:table-cell table:style-name="ce46"/>
        </table:table-row>
        <table:table-row table:style-name="ro1">
          <table:table-cell table:number-columns-repeated="17"/>
          <table:table-cell table:style-name="ce90" table:number-columns-spanned="5" table:number-rows-spanned="1"/>
          <table:covered-table-cell table:number-columns-repeated="4"/>
          <table:table-cell table:style-name="ce14"/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85"/>
          <table:table-cell table:number-columns-repeated="19"/>
        </table:table-row>
      </table:table>
      <table:table table:name="Repairs Table for paper" table:style-name="ta1" table:print="false">
        <office:forms form:automatic-focus="false" form:apply-design-mode="false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52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5" table:number-rows-spanned="1">
            <text:p>AddressBook</text:p>
          </table:table-cell>
          <table:covered-table-cell table:number-columns-repeated="4" table:style-name="ce72"/>
          <table:table-cell table:style-name="ce74" office:value-type="string" table:number-columns-spanned="5" table:number-rows-spanned="1">
            <text:p>Claroline</text:p>
          </table:table-cell>
          <table:covered-table-cell table:number-columns-repeated="2" table:style-name="ce72"/>
          <table:covered-table-cell table:number-columns-repeated="2"/>
          <table:table-cell table:style-name="ce76" office:value-type="string" table:number-columns-spanned="5" table:number-rows-spanned="1">
            <text:p>Collabtive</text:p>
          </table:table-cell>
          <table:covered-table-cell table:number-columns-repeated="4"/>
          <table:table-cell table:style-name="ce77" office:value-type="string" table:number-columns-spanned="5" table:number-rows-spanned="1">
            <text:p>PPMA</text:p>
          </table:table-cell>
          <table:covered-table-cell table:number-columns-repeated="4"/>
          <table:table-cell table:style-name="ce78" office:value-type="string" table:number-columns-spanned="5" table:number-rows-spanned="1">
            <text:p>All app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1 – Same State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3.0434782608696">
            <text:p>13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95.6521739130435">
            <text:p>96</text:p>
          </table:table-cell>
          <table:table-cell table:style-name="ce75" office:value-type="float" office:value="162">
            <text:p>162</text:p>
          </table:table-cell>
          <table:table-cell table:style-name="ce8" office:value-type="float" office:value="50">
            <text:p>50</text:p>
          </table:table-cell>
          <table:table-cell table:style-name="ce14" office:value-type="float" office:value="30.8641975308642">
            <text:p>31</text:p>
          </table:table-cell>
          <table:table-cell table:style-name="ce8" office:value-type="float" office:value="117">
            <text:p>117</text:p>
          </table:table-cell>
          <table:table-cell table:style-name="ce14" office:value-type="float" office:value="72.2222222222222">
            <text:p>7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66">
            <text:p>166</text:p>
          </table:table-cell>
          <table:table-cell table:style-name="ce14" office:value-type="float" office:value="87.8306878306878">
            <text:p>88</text:p>
          </table:table-cell>
          <table:table-cell table:style-name="ce8" office:value-type="float" office:value="184">
            <text:p>184</text:p>
          </table:table-cell>
          <table:table-cell table:style-name="ce14" office:value-type="float" office:value="97.3544973544974">
            <text:p>97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187">
            <text:p>187</text:p>
          </table:table-cell>
          <table:table-cell table:style-name="ce14" office:value-type="float" office:value="68">
            <text:p>68</text:p>
          </table:table-cell>
          <table:table-cell table:style-name="ce8" office:value-type="float" office:value="219">
            <text:p>219</text:p>
          </table:table-cell>
          <table:table-cell table:style-name="ce14" office:value-type="float" office:value="79.6363636363636">
            <text:p>80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406">
            <text:p>406</text:p>
          </table:table-cell>
          <table:table-cell table:style-name="ce14" office:value-type="float" office:value="62.557781201849">
            <text:p>63</text:p>
          </table:table-cell>
          <table:table-cell table:style-name="ce8" office:value-type="float" office:value="542">
            <text:p>542</text:p>
          </table:table-cell>
          <table:table-cell table:style-name="ce14" office:value-type="float" office:value="83.5130970724191">
            <text:p>8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2 – Neigh Stat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4" office:value-type="float" office:value="90.9090909090909">
            <text:p>9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33.3333333333333">
            <text:p>33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3 – Removed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94.4444444444444">
            <text:p>9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5 – Mis-Selection prop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/>
          <table:table-cell table:style-name="ce71" office:value-type="float" office:value="50">
            <text:p>50</text:p>
          </table:table-cell>
          <table:table-cell table:style-name="ce71" office:value-type="float" office:value="17">
            <text:p>17</text:p>
          </table:table-cell>
          <table:table-cell table:style-name="ce73" office:value-type="float" office:value="34">
            <text:p>34</text:p>
          </table:table-cell>
          <table:table-cell table:style-name="ce71" office:value-type="float" office:value="45">
            <text:p>45</text:p>
          </table:table-cell>
          <table:table-cell table:style-name="ce73" office:value-type="float" office:value="90">
            <text:p>90</text:p>
          </table:table-cell>
          <table:table-cell table:style-name="ce71" office:value-type="float" office:value="165">
            <text:p>165</text:p>
          </table:table-cell>
          <table:table-cell table:style-name="ce71" office:value-type="float" office:value="50">
            <text:p>50</text:p>
          </table:table-cell>
          <table:table-cell table:style-name="ce73" office:value-type="float" office:value="30.3030303030303">
            <text:p>30</text:p>
          </table:table-cell>
          <table:table-cell table:style-name="ce71" office:value-type="float" office:value="119">
            <text:p>119</text:p>
          </table:table-cell>
          <table:table-cell table:style-name="ce73" office:value-type="float" office:value="72.1212121212121">
            <text:p>72</text:p>
          </table:table-cell>
          <table:table-cell table:style-name="ce71" office:value-type="float" office:value="218">
            <text:p>218</text:p>
          </table:table-cell>
          <table:table-cell table:style-name="ce71" office:value-type="float" office:value="166">
            <text:p>166</text:p>
          </table:table-cell>
          <table:table-cell table:style-name="ce73" office:value-type="float" office:value="76.1467889908257">
            <text:p>76</text:p>
          </table:table-cell>
          <table:table-cell table:style-name="ce71" office:value-type="float" office:value="209">
            <text:p>209</text:p>
          </table:table-cell>
          <table:table-cell table:style-name="ce73" office:value-type="float" office:value="95.8715596330275">
            <text:p>96</text:p>
          </table:table-cell>
          <table:table-cell table:style-name="ce71" office:value-type="float" office:value="300">
            <text:p>300</text:p>
          </table:table-cell>
          <table:table-cell table:style-name="ce71" office:value-type="float" office:value="187">
            <text:p>187</text:p>
          </table:table-cell>
          <table:table-cell table:style-name="ce73" office:value-type="float" office:value="62.3333333333333">
            <text:p>62</text:p>
          </table:table-cell>
          <table:table-cell table:style-name="ce71" office:value-type="float" office:value="219">
            <text:p>219</text:p>
          </table:table-cell>
          <table:table-cell table:style-name="ce73" office:value-type="float" office:value="73">
            <text:p>73</text:p>
          </table:table-cell>
          <table:table-cell table:style-name="ce71" office:value-type="float" office:value="733">
            <text:p>733</text:p>
          </table:table-cell>
          <table:table-cell table:style-name="ce71" office:value-type="float" office:value="420">
            <text:p>420</text:p>
          </table:table-cell>
          <table:table-cell table:style-name="ce73" office:value-type="float" office:value="57.2987721691678">
            <text:p>57</text:p>
          </table:table-cell>
          <table:table-cell table:style-name="ce71" office:value-type="float" office:value="592">
            <text:p>592</text:p>
          </table:table-cell>
          <table:table-cell table:style-name="ce73" office:value-type="float" office:value="80.7639836289222">
            <text:p>81</text:p>
          </table:table-cell>
          <table:table-cell table:style-name="ce71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6"/>
          <table:table-cell table:style-name="ce1" table:number-columns-repeated="2"/>
        </table:table-row>
        <table:table-row table:style-name="ro1" table:number-rows-repeated="4">
          <table:table-cell table:number-columns-repeated="26"/>
          <table:table-cell table:style-name="ce58"/>
          <table:table-cell table:style-name="ce62"/>
        </table:table-row>
        <table:table-row table:style-name="ro1">
          <table:table-cell table:number-columns-repeated="26"/>
          <table:table-cell table:style-name="ce57"/>
          <table:table-cell table:style-name="ce62"/>
        </table:table-row>
      </table:table>
      <table:table table:name="Repairs by kind" table:style-name="ta1" table:print="false">
        <office:forms form:automatic-focus="false" form:apply-design-mode="false"/>
        <table:table-column table:style-name="co65" table:default-cell-style-name="ce40"/>
        <table:table-column table:style-name="co66" table:default-cell-style-name="ce8"/>
        <table:table-column table:style-name="co67" table:default-cell-style-name="ce8"/>
        <table:table-column table:style-name="co68" table:default-cell-style-name="ce14"/>
        <table:table-column table:style-name="co69" table:default-cell-style-name="ce8"/>
        <table:table-column table:style-name="co68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75"/>
        <table:table-column table:style-name="co45" table:default-cell-style-name="ce8"/>
        <table:table-column table:style-name="co71" table:default-cell-style-name="ce14"/>
        <table:table-column table:style-name="co69" table:default-cell-style-name="ce8"/>
        <table:table-column table:style-name="co71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72" table:default-cell-style-name="ce8"/>
        <table:table-column table:style-name="co73" table:default-cell-style-name="ce8"/>
        <table:table-column table:style-name="co53" table:default-cell-style-name="ce14"/>
        <table:table-column table:style-name="co74" table:default-cell-style-name="ce8"/>
        <table:table-column table:style-name="co53" table:default-cell-style-name="ce14"/>
        <table:table-column table:style-name="co75" table:default-cell-style-name="ce8"/>
        <table:table-column table:style-name="co72" table:default-cell-style-name="ce14"/>
        <table:table-column table:style-name="co74" table:default-cell-style-name="ce8"/>
        <table:table-column table:style-name="co72" table:default-cell-style-name="ce14"/>
        <table:table-column table:style-name="co68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7" table:number-rows-spanned="1">
            <text:p>AddressBook</text:p>
          </table:table-cell>
          <table:covered-table-cell table:number-columns-repeated="6" table:style-name="ce72"/>
          <table:table-cell table:style-name="ce74" office:value-type="string" table:number-columns-spanned="7" table:number-rows-spanned="1">
            <text:p>Claroline</text:p>
          </table:table-cell>
          <table:covered-table-cell table:number-columns-repeated="2" table:style-name="ce72"/>
          <table:covered-table-cell table:number-columns-repeated="4" table:style-name="Default"/>
          <table:table-cell table:style-name="ce76" office:value-type="string" table:number-columns-spanned="7" table:number-rows-spanned="1">
            <text:p>Collabtive</text:p>
          </table:table-cell>
          <table:covered-table-cell table:number-columns-repeated="6" table:style-name="Default"/>
          <table:table-cell table:style-name="ce77" office:value-type="string" table:number-columns-spanned="7" table:number-rows-spanned="1">
            <text:p>PPMA</text:p>
          </table:table-cell>
          <table:covered-table-cell table:number-columns-repeated="6" table:style-name="Default"/>
          <table:table-cell table:style-name="ce78" office:value-type="string" table:number-columns-spanned="9" table:number-rows-spanned="1">
            <text:p>All apps</text:p>
          </table:table-cell>
          <table:covered-table-cell table:number-columns-repeated="8" table:style-name="Default"/>
          <table:table-cell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WATER</text:p>
          </table:table-cell>
          <table:table-cell table:style-name="ce70" office:value-type="string">
            <text:p>%</text:p>
          </table:table-cell>
          <table:table-cell/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addressbook.F55]" office:value-type="float" office:value="3">
            <text:p>3</text:p>
          </table:table-cell>
          <table:table-cell table:formula="of:=[.C3]/[.$B3]*100" office:value-type="float" office:value="13.0434782608696">
            <text:p>13</text:p>
          </table:table-cell>
          <table:table-cell table:formula="of:=[addressbook.G55]" office:value-type="float" office:value="22">
            <text:p>22</text:p>
          </table:table-cell>
          <table:table-cell table:formula="of:=[.E3]/[.$B3]*100" office:value-type="float" office:value="95.6521739130435">
            <text:p>96</text:p>
          </table:table-cell>
          <table:table-cell table:formula="of:=[addressbook.H55]" office:value-type="float" office:value="19">
            <text:p>19</text:p>
          </table:table-cell>
          <table:table-cell table:formula="of:=[.G3]/[.$B3]*100" office:value-type="float" office:value="82.6086956521739">
            <text:p>83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table:formula="of:=[.J3]/[.$I3]*100" office:value-type="float" office:value="30.8641975308642">
            <text:p>31</text:p>
          </table:table-cell>
          <table:table-cell office:value-type="float" office:value="117">
            <text:p>117</text:p>
          </table:table-cell>
          <table:table-cell table:formula="of:=[.L3]/[.$I3]*100" office:value-type="float" office:value="72.2222222222222">
            <text:p>72</text:p>
          </table:table-cell>
          <table:table-cell office:value-type="float" office:value="64">
            <text:p>64</text:p>
          </table:table-cell>
          <table:table-cell table:formula="of:=[.N3]/[.$I3]*100" office:value-type="float" office:value="39.5061728395062">
            <text:p>40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formula="of:=[.Q3]/[.$P3]*100" office:value-type="float" office:value="87.8306878306878">
            <text:p>88</text:p>
          </table:table-cell>
          <table:table-cell office:value-type="float" office:value="184">
            <text:p>184</text:p>
          </table:table-cell>
          <table:table-cell table:formula="of:=[.S3]/[.$P3]*100" office:value-type="float" office:value="97.3544973544974">
            <text:p>97</text:p>
          </table:table-cell>
          <table:table-cell office:value-type="float" office:value="184">
            <text:p>184</text:p>
          </table:table-cell>
          <table:table-cell table:formula="of:=[.U3]/[.$P3]*100" office:value-type="float" office:value="97.3544973544974">
            <text:p>97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table:formula="of:=[.X3]/[.$W3]*100" office:value-type="float" office:value="68">
            <text:p>68</text:p>
          </table:table-cell>
          <table:table-cell office:value-type="float" office:value="219">
            <text:p>219</text:p>
          </table:table-cell>
          <table:table-cell table:formula="of:=[.Z3]/[.$W3]*100" office:value-type="float" office:value="79.6363636363636">
            <text:p>80</text:p>
          </table:table-cell>
          <table:table-cell office:value-type="float" office:value="219">
            <text:p>219</text:p>
          </table:table-cell>
          <table:table-cell table:formula="of:=[.AB3]/[.$W3]*100" office:value-type="float" office:value="79.6363636363636">
            <text:p>80</text:p>
          </table:table-cell>
          <table:table-cell table:formula="of:=[.B3]+[.I3]+[.P3]+[.W3]" office:value-type="float" office:value="649">
            <text:p>649</text:p>
          </table:table-cell>
          <table:table-cell table:formula="of:=[.C3]+[.J3]+[.Q3]+[.X3]" office:value-type="float" office:value="406">
            <text:p>406</text:p>
          </table:table-cell>
          <table:table-cell table:formula="of:=[.AE3]/[.$AD3]*100" office:value-type="float" office:value="62.557781201849">
            <text:p>63</text:p>
          </table:table-cell>
          <table:table-cell table:formula="of:=[.E3]+[.L3]+[.S3]+[.Z3]" office:value-type="float" office:value="542">
            <text:p>542</text:p>
          </table:table-cell>
          <table:table-cell table:formula="of:=[.AG3]/[.$AD3]*100" office:value-type="float" office:value="83.5130970724191">
            <text:p>84</text:p>
          </table:table-cell>
          <table:table-cell table:formula="of:=[.G3]+[.N3]+[.U3]+[.AB3]" office:value-type="float" office:value="486">
            <text:p>486</text:p>
          </table:table-cell>
          <table:table-cell table:formula="of:=[.AI3]/[.$AD3]*100" office:value-type="float" office:value="74.884437596302">
            <text:p>75</text:p>
          </table:table-cell>
          <table:table-cell office:value-type="float" office:value="406">
            <text:p>406</text:p>
          </table:table-cell>
          <table:table-cell table:formula="of:=[.AK3]/[.$AD3]*100" office:value-type="float" office:value="62.557781201849">
            <text:p>63</text:p>
          </table:table-cell>
          <table:table-cell/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addressbook.F56]" office:value-type="float" office:value="0">
            <text:p>0</text:p>
          </table:table-cell>
          <table:table-cell table:formula="of:=[.C4]/[.$B4]*100" office:value-type="float" office:value="0">
            <text:p>0</text:p>
          </table:table-cell>
          <table:table-cell table:formula="of:=[addressbook.G56]" office:value-type="float" office:value="1">
            <text:p>1</text:p>
          </table:table-cell>
          <table:table-cell table:formula="of:=[.E4]/[.$B4]*100" office:value-type="float" office:value="100">
            <text:p>100</text:p>
          </table:table-cell>
          <table:table-cell table:formula="of:=[addressbook.H56]" office:value-type="float" office:value="1">
            <text:p>1</text:p>
          </table:table-cell>
          <table:table-cell table:formula="of:=[.G4]/[.$B4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Q4]/[.$P4]*1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S4]/[.$P4]*100" office:value-type="float" office:value="90.9090909090909">
            <text:p>91</text:p>
          </table:table-cell>
          <table:table-cell office:value-type="float" office:value="10">
            <text:p>10</text:p>
          </table:table-cell>
          <table:table-cell table:formula="of:=[.U4]/[.$P4]*100" office:value-type="float" office:value="90.9090909090909">
            <text:p>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X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4]/[.$W4]*100" office:value-type="float" office:value="0">
            <text:p>0</text:p>
          </table:table-cell>
          <table:table-cell table:formula="of:=[.B4]+[.I4]+[.P4]+[.W4]" office:value-type="float" office:value="33">
            <text:p>33</text:p>
          </table:table-cell>
          <table:table-cell table:formula="of:=[.C4]+[.J4]+[.Q4]+[.X4]" office:value-type="float" office:value="0">
            <text:p>0</text:p>
          </table:table-cell>
          <table:table-cell table:formula="of:=[.AE4]/[.$AD4]*100" office:value-type="float" office:value="0">
            <text:p>0</text:p>
          </table:table-cell>
          <table:table-cell table:formula="of:=[.E4]+[.L4]+[.S4]+[.Z4]" office:value-type="float" office:value="11">
            <text:p>11</text:p>
          </table:table-cell>
          <table:table-cell table:formula="of:=[.AG4]/[.$AD4]*100" office:value-type="float" office:value="33.3333333333333">
            <text:p>33</text:p>
          </table:table-cell>
          <table:table-cell table:formula="of:=[.G4]+[.N4]+[.U4]+[.AB4]" office:value-type="float" office:value="11">
            <text:p>11</text:p>
          </table:table-cell>
          <table:table-cell table:formula="of:=[.AI4]/[.$AD4]*100" office:value-type="float" office:value="33.3333333333333">
            <text:p>33</text:p>
          </table:table-cell>
          <table:table-cell office:value-type="float" office:value="0">
            <text:p>0</text:p>
          </table:table-cell>
          <table:table-cell table:formula="of:=[.AK4]/[.$AD4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addressbook.F57]" office:value-type="float" office:value="14">
            <text:p>14</text:p>
          </table:table-cell>
          <table:table-cell table:formula="of:=[.C5]/[.$B5]*100" office:value-type="float" office:value="100">
            <text:p>100</text:p>
          </table:table-cell>
          <table:table-cell table:formula="of:=[addressbook.G57]" office:value-type="float" office:value="14">
            <text:p>14</text:p>
          </table:table-cell>
          <table:table-cell table:formula="of:=[.E5]/[.$B5]*100" office:value-type="float" office:value="100">
            <text:p>100</text:p>
          </table:table-cell>
          <table:table-cell table:formula="of:=[addressbook.H57]" office:value-type="float" office:value="14">
            <text:p>14</text:p>
          </table:table-cell>
          <table:table-cell table:formula="of:=[.G5]/[.$B5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Q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S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U5]/[.$P5]*10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X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5]/[.$W5]*100" office:value-type="float" office:value="0">
            <text:p>0</text:p>
          </table:table-cell>
          <table:table-cell table:formula="of:=[.B5]+[.I5]+[.P5]+[.W5]" office:value-type="float" office:value="21">
            <text:p>21</text:p>
          </table:table-cell>
          <table:table-cell table:formula="of:=[.C5]+[.J5]+[.Q5]+[.X5]" office:value-type="float" office:value="14">
            <text:p>14</text:p>
          </table:table-cell>
          <table:table-cell table:formula="of:=[.AE5]/[.$AD5]*100" office:value-type="float" office:value="66.6666666666667">
            <text:p>67</text:p>
          </table:table-cell>
          <table:table-cell table:formula="of:=[.E5]+[.L5]+[.S5]+[.Z5]" office:value-type="float" office:value="14">
            <text:p>14</text:p>
          </table:table-cell>
          <table:table-cell table:formula="of:=[.AG5]/[.$AD5]*100" office:value-type="float" office:value="66.6666666666667">
            <text:p>67</text:p>
          </table:table-cell>
          <table:table-cell table:formula="of:=[.G5]+[.N5]+[.U5]+[.AB5]" office:value-type="float" office:value="14">
            <text:p>14</text:p>
          </table:table-cell>
          <table:table-cell table:formula="of:=[.AI5]/[.$AD5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5]/[.$AD5]*100" office:value-type="float" office:value="0">
            <text:p>0</text:p>
          </table:table-cell>
          <table:table-cell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addressbook.F58]" office:value-type="float" office:value="0">
            <text:p>0</text:p>
          </table:table-cell>
          <table:table-cell table:formula="of:=[.C6]/[.$B6]*100" office:value-type="float" office:value="0">
            <text:p>0</text:p>
          </table:table-cell>
          <table:table-cell table:formula="of:=[addressbook.G58]" office:value-type="float" office:value="8">
            <text:p>8</text:p>
          </table:table-cell>
          <table:table-cell table:formula="of:=[.E6]/[.$B6]*100" office:value-type="float" office:value="100">
            <text:p>100</text:p>
          </table:table-cell>
          <table:table-cell table:formula="of:=[addressbook.H58]" office:value-type="float" office:value="8">
            <text:p>8</text:p>
          </table:table-cell>
          <table:table-cell table:formula="of:=[.G6]/[.$B6]*100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6]/[.$I6]*10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6]/[.$I6]*100" office:value-type="float" office:value="66.6666666666667">
            <text:p>67</text:p>
          </table:table-cell>
          <table:table-cell office:value-type="float" office:value="3">
            <text:p>3</text:p>
          </table:table-cell>
          <table:table-cell table:formula="of:=[.N6]/[.$I6]*100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Q6]/[.$P6]*100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S6]/[.$P6]*100"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U6]/[.$P6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6]+[.I6]+[.P6]+[.W6]" office:value-type="float" office:value="18">
            <text:p>18</text:p>
          </table:table-cell>
          <table:table-cell table:formula="of:=[.C6]+[.J6]+[.Q6]+[.X6]" office:value-type="float" office:value="0">
            <text:p>0</text:p>
          </table:table-cell>
          <table:table-cell table:formula="of:=[.AE6]/[.$AD6]*100" office:value-type="float" office:value="0">
            <text:p>0</text:p>
          </table:table-cell>
          <table:table-cell table:formula="of:=[.E6]+[.L6]+[.S6]+[.Z6]" office:value-type="float" office:value="17">
            <text:p>17</text:p>
          </table:table-cell>
          <table:table-cell table:formula="of:=[.AG6]/[.$AD6]*100" office:value-type="float" office:value="94.4444444444444">
            <text:p>94</text:p>
          </table:table-cell>
          <table:table-cell table:formula="of:=[.G6]+[.N6]+[.U6]+[.AB6]" office:value-type="float" office:value="18">
            <text:p>18</text:p>
          </table:table-cell>
          <table:table-cell table:formula="of:=[.AI6]/[.$AD6]*100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K6]/[.$AD6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addressbook.F59]" office:value-type="float" office:value="0">
            <text:p>0</text:p>
          </table:table-cell>
          <table:table-cell table:formula="of:=[.C7]/[.$B7]*100" office:value-type="float" office:value="0">
            <text:p>0</text:p>
          </table:table-cell>
          <table:table-cell table:formula="of:=[addressbook.G59]" office:value-type="float" office:value="0">
            <text:p>0</text:p>
          </table:table-cell>
          <table:table-cell table:formula="of:=[.E7]/[.$B7]*100" office:value-type="float" office:value="0">
            <text:p>0</text:p>
          </table:table-cell>
          <table:table-cell table:formula="of:=[addressbook.H59]" office:value-type="float" office:value="0">
            <text:p>0</text:p>
          </table:table-cell>
          <table:table-cell table:formula="of:=[.G7]/[.$B7]*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Q7]/[.$P7]*100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S7]/[.$P7]*100"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U7]/[.$P7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7]+[.I7]+[.P7]+[.W7]" office:value-type="float" office:value="12">
            <text:p>12</text:p>
          </table:table-cell>
          <table:table-cell table:formula="of:=[.C7]+[.J7]+[.Q7]+[.X7]" office:value-type="float" office:value="0">
            <text:p>0</text:p>
          </table:table-cell>
          <table:table-cell table:formula="of:=[.AE7]/[.$AD7]*100" office:value-type="float" office:value="0">
            <text:p>0</text:p>
          </table:table-cell>
          <table:table-cell table:formula="of:=[.E7]+[.L7]+[.S7]+[.Z7]" office:value-type="float" office:value="8">
            <text:p>8</text:p>
          </table:table-cell>
          <table:table-cell table:formula="of:=[.AG7]/[.$AD7]*100" office:value-type="float" office:value="66.6666666666667">
            <text:p>67</text:p>
          </table:table-cell>
          <table:table-cell table:formula="of:=[.G7]+[.N7]+[.U7]+[.AB7]" office:value-type="float" office:value="8">
            <text:p>8</text:p>
          </table:table-cell>
          <table:table-cell table:formula="of:=[.AI7]/[.$AD7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7]/[.$AD7]*100" office:value-type="float" office:value="0">
            <text:p>0</text:p>
          </table:table-cell>
          <table:table-cell/>
        </table:table-row>
        <table:table-row table:style-name="ro1">
          <table:table-cell table:style-name="Default"/>
          <table:table-cell table:style-name="ce71" table:formula="of:=SUM([.B3:.B7])" office:value-type="float" office:value="50">
            <text:p>50</text:p>
          </table:table-cell>
          <table:table-cell table:style-name="ce71" table:formula="of:=SUM([.C3:.C7])" office:value-type="float" office:value="17">
            <text:p>17</text:p>
          </table:table-cell>
          <table:table-cell table:style-name="ce73" table:formula="of:=[.C8]/[.$B8]*100" office:value-type="float" office:value="34">
            <text:p>34</text:p>
          </table:table-cell>
          <table:table-cell table:style-name="ce71" table:formula="of:=SUM([.E3:.E7])" office:value-type="float" office:value="45">
            <text:p>45</text:p>
          </table:table-cell>
          <table:table-cell table:style-name="ce73" table:formula="of:=[.E8]/[.$B8]*100" office:value-type="float" office:value="90">
            <text:p>90</text:p>
          </table:table-cell>
          <table:table-cell table:style-name="ce71" table:formula="of:=SUM([.G3:.G7])" office:value-type="float" office:value="42">
            <text:p>42</text:p>
          </table:table-cell>
          <table:table-cell table:style-name="ce73" table:formula="of:=[.G8]/[.$B8]*100" office:value-type="float" office:value="84">
            <text:p>84</text:p>
          </table:table-cell>
          <table:table-cell table:style-name="ce71" table:formula="of:=SUM([.I3:.I7])" office:value-type="float" office:value="165">
            <text:p>165</text:p>
          </table:table-cell>
          <table:table-cell table:style-name="ce71" table:formula="of:=SUM([.J3:.J7])" office:value-type="float" office:value="50">
            <text:p>50</text:p>
          </table:table-cell>
          <table:table-cell table:style-name="ce73" table:formula="of:=[.J8]/[.$I8]*100" office:value-type="float" office:value="30.3030303030303">
            <text:p>30</text:p>
          </table:table-cell>
          <table:table-cell table:style-name="ce71" table:formula="of:=SUM([.L3:.L7])" office:value-type="float" office:value="119">
            <text:p>119</text:p>
          </table:table-cell>
          <table:table-cell table:style-name="ce73" table:formula="of:=[.L8]/[.$I8]*100" office:value-type="float" office:value="72.1212121212121">
            <text:p>72</text:p>
          </table:table-cell>
          <table:table-cell table:style-name="ce71" table:formula="of:=SUM([.N3:.N7])" office:value-type="float" office:value="67">
            <text:p>67</text:p>
          </table:table-cell>
          <table:table-cell table:style-name="ce73" table:formula="of:=[.N8]/[.$I8]*100" office:value-type="float" office:value="40.6060606060606">
            <text:p>41</text:p>
          </table:table-cell>
          <table:table-cell table:style-name="ce71" table:formula="of:=SUM([.P3:.P7])" office:value-type="float" office:value="218">
            <text:p>218</text:p>
          </table:table-cell>
          <table:table-cell table:style-name="ce71" table:formula="of:=SUM([.Q3:.Q7])" office:value-type="float" office:value="166">
            <text:p>166</text:p>
          </table:table-cell>
          <table:table-cell table:style-name="ce73" table:formula="of:=[.Q8]/[.$P8]*100" office:value-type="float" office:value="76.1467889908257">
            <text:p>76</text:p>
          </table:table-cell>
          <table:table-cell table:style-name="ce71" table:formula="of:=SUM([.S3:.S7])" office:value-type="float" office:value="209">
            <text:p>209</text:p>
          </table:table-cell>
          <table:table-cell table:style-name="ce73" table:formula="of:=[.S8]/[.$P8]*100" office:value-type="float" office:value="95.8715596330275">
            <text:p>96</text:p>
          </table:table-cell>
          <table:table-cell table:style-name="ce71" table:formula="of:=SUM([.U3:.U7])" office:value-type="float" office:value="209">
            <text:p>209</text:p>
          </table:table-cell>
          <table:table-cell table:style-name="ce73" table:formula="of:=[.U8]/[.$P8]*100" office:value-type="float" office:value="95.8715596330275">
            <text:p>96</text:p>
          </table:table-cell>
          <table:table-cell table:style-name="ce71" table:formula="of:=SUM([.W3:.W7])" office:value-type="float" office:value="300">
            <text:p>300</text:p>
          </table:table-cell>
          <table:table-cell table:style-name="ce71" table:formula="of:=SUM([.X3:.X7])" office:value-type="float" office:value="187">
            <text:p>187</text:p>
          </table:table-cell>
          <table:table-cell table:style-name="ce73" table:formula="of:=[.X8]/[.$W8]*100" office:value-type="float" office:value="62.3333333333333">
            <text:p>62</text:p>
          </table:table-cell>
          <table:table-cell table:style-name="ce71" table:formula="of:=SUM([.Z3:.Z7])" office:value-type="float" office:value="219">
            <text:p>219</text:p>
          </table:table-cell>
          <table:table-cell table:style-name="ce73" table:formula="of:=[.Z8]/[.$W8]*100" office:value-type="float" office:value="73">
            <text:p>73</text:p>
          </table:table-cell>
          <table:table-cell table:style-name="ce71" table:formula="of:=SUM([.AB3:.AB7])" office:value-type="float" office:value="219">
            <text:p>219</text:p>
          </table:table-cell>
          <table:table-cell table:style-name="ce73" table:formula="of:=[.AB8]/[.$W8]*100" office:value-type="float" office:value="73">
            <text:p>73</text:p>
          </table:table-cell>
          <table:table-cell table:style-name="ce71" table:formula="of:=SUM([.AD3:.AD7])" office:value-type="float" office:value="733">
            <text:p>733</text:p>
          </table:table-cell>
          <table:table-cell table:style-name="ce71" table:formula="of:=SUM([.AE3:.AE7])" office:value-type="float" office:value="420">
            <text:p>420</text:p>
          </table:table-cell>
          <table:table-cell table:style-name="ce73" table:formula="of:=[.AE8]/[.$AD8]*100" office:value-type="float" office:value="57.2987721691678">
            <text:p>57</text:p>
          </table:table-cell>
          <table:table-cell table:style-name="ce71" table:formula="of:=SUM([.AG3:.AG7])" office:value-type="float" office:value="592">
            <text:p>592</text:p>
          </table:table-cell>
          <table:table-cell table:style-name="ce73" table:formula="of:=[.AG8]/[.$AD8]*100" office:value-type="float" office:value="80.7639836289222">
            <text:p>81</text:p>
          </table:table-cell>
          <table:table-cell table:style-name="ce71" table:formula="of:=SUM([.AI3:.AI7])" office:value-type="float" office:value="537">
            <text:p>537</text:p>
          </table:table-cell>
          <table:table-cell table:style-name="ce73" table:formula="of:=[.AI8]/[.$AD8]*100" office:value-type="float" office:value="73.2605729877217">
            <text:p>73</text:p>
          </table:table-cell>
          <table:table-cell table:style-name="ce71" table:formula="of:=SUM([.AK3:.AK7])" office:value-type="float" office:value="406">
            <text:p>406</text:p>
          </table:table-cell>
          <table:table-cell table:style-name="ce73" table:formula="of:=[.AK8]/[.$AD8]*100" office:value-type="float" office:value="55.3888130968622">
            <text:p>55</text:p>
          </table:table-cell>
          <table:table-cell table:style-name="ce71"/>
        </table:table-row>
        <table:table-row table:style-name="ro1">
          <table:table-cell table:style-name="Default" table:number-columns-repeated="38"/>
          <table:table-cell/>
        </table:table-row>
        <table:table-row table:style-name="ro1">
          <table:table-cell table:style-name="ce5" office:value-type="string">
            <text:p>vince dom</text:p>
          </table:table-cell>
          <table:table-cell table:style-name="ce11" table:formula="of:=[ppma.E312]+[collabtive.E230]+[claroline.E177]+[addressbook.E62]" office:value-type="float" office:value="3">
            <text:p>3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vince vis</text:p>
          </table:table-cell>
          <table:table-cell table:style-name="ce11" table:formula="of:=[ppma.E313]+[collabtive.E231]+[claroline.E178]+[addressbook.E63]" office:value-type="float" office:value="175">
            <text:p>175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tie</text:p>
          </table:table-cell>
          <table:table-cell table:style-name="ce11" table:formula="of:=[ppma.E314]+[collabtive.E232]+[claroline.E179]+[addressbook.E64]" office:value-type="float" office:value="417">
            <text:p>417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man</text:p>
          </table:table-cell>
          <table:table-cell table:style-name="ce11" table:formula="of:=[ppma.E315]+[collabtive.E233]+[claroline.E180]+[addressbook.E65]" office:value-type="float" office:value="138">
            <text:p>138</text:p>
          </table:table-cell>
          <table:table-cell table:style-name="Default" table:number-columns-repeated="36"/>
          <table:table-cell/>
        </table:table-row>
      </table:table>
      <table:table table:name="Repairs by kind_2" table:style-name="ta1" table:print="false">
        <office:forms form:automatic-focus="false" form:apply-design-mode="false"/>
        <table:table-column table:style-name="co76" table:default-cell-style-name="ce5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13" table:default-cell-style-name="Default"/>
        <table:table-row table:style-name="ro1">
          <table:table-cell table:style-name="ce79" office:value-type="string">
            <text:p>Winner</text:p>
          </table:table-cell>
          <table:table-cell table:style-name="ce42" office:value-type="string">
            <text:p>AddressBook</text:p>
          </table:table-cell>
          <table:table-cell table:style-name="ce74" office:value-type="string">
            <text:p>Claroline</text:p>
          </table:table-cell>
          <table:table-cell table:style-name="ce76" office:value-type="string">
            <text:p>Collabtive</text:p>
          </table:table-cell>
          <table:table-cell table:style-name="ce77" office:value-type="string">
            <text:p>PPMA</text:p>
          </table:table-cell>
          <table:table-cell table:style-name="ce78" office:value-type="string">
            <text:p>All apps</text:p>
          </table:table-cell>
          <table:table-cell/>
        </table:table-row>
        <table:table-row table:style-name="ro1">
          <table:table-cell table:style-name="ce69"/>
          <table:table-cell table:number-columns-repeated="5" table:style-name="ce70" office:value-type="string">
            <text:p>#</text:p>
          </table:table-cell>
          <table:table-cell/>
        </table:table-row>
        <table:table-row table:style-name="ro1">
          <table:table-cell office:value-type="string">
            <text:p>vince do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ppma.E312]+[collabtive.E230]+[claroline.E177]+[addressbook.E6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vince vis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[ppma.E313]+[collabtive.E231]+[claroline.E178]+[addressbook.E63]"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tie</text:p>
          </table:table-cell>
          <table:table-cell table:style-name="ce13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table:formula="of:=[ppma.E314]+[collabtive.E232]+[claroline.E179]+[addressbook.E64]" office:value-type="float" office:value="417">
            <text:p>417</text:p>
          </table:table-cell>
          <table:table-cell/>
        </table:table-row>
        <table:table-row table:style-name="ro1">
          <table:table-cell office:value-type="string">
            <text:p>man</text:p>
          </table:table-cell>
          <table:table-cell table:style-name="ce13"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[ppma.E315]+[collabtive.E233]+[claroline.E180]+[addressbook.E65]" office:value-type="float" office:value="138">
            <text:p>138</text:p>
          </table:table-cell>
          <table:table-cell/>
        </table:table-row>
        <table:table-row table:style-name="ro1">
          <table:table-cell table:style-name="Default"/>
          <table:table-cell table:style-name="ce12" table:formula="of:=SUM([.B3:.B6])" office:value-type="float" office:value="50">
            <text:p>50</text:p>
          </table:table-cell>
          <table:table-cell table:style-name="ce12" table:formula="of:=SUM([.C3:.C6])" office:value-type="float" office:value="165">
            <text:p>165</text:p>
          </table:table-cell>
          <table:table-cell table:style-name="ce12" table:formula="of:=SUM([.D3:.D6])" office:value-type="float" office:value="218">
            <text:p>218</text:p>
          </table:table-cell>
          <table:table-cell table:style-name="ce12" table:formula="of:=SUM([.E3:.E6])" office:value-type="float" office:value="300">
            <text:p>300</text:p>
          </table:table-cell>
          <table:table-cell table:style-name="ce12" table:formula="of:=SUM([.F3:.F6])" office:value-type="float" office:value="733">
            <text:p>733</text:p>
          </table:table-cell>
          <table:table-cell table:style-name="ce71"/>
        </table:table-row>
      </table:table>
      <table:table table:name="Performance results for paper" table:style-name="ta1" table:print="false">
        <office:forms form:automatic-focus="false" form:apply-design-mode="false"/>
        <table:table-column table:style-name="co95" table:default-cell-style-name="Default"/>
        <table:table-column table:style-name="co27" table:default-cell-style-name="ce92"/>
        <table:table-column table:style-name="co96" table:default-cell-style-name="ce92"/>
        <table:table-column table:style-name="co97" table:default-cell-style-name="ce82"/>
        <table:table-column table:style-name="co98" table:default-cell-style-name="ce58"/>
        <table:table-column table:style-name="co99" table:default-cell-style-name="ce58"/>
        <table:table-column table:style-name="co98" table:default-cell-style-name="ce58"/>
        <table:table-column table:style-name="co13" table:default-cell-style-name="Default"/>
        <table:table-column table:style-name="co13" table:default-cell-style-name="ce8"/>
        <table:table-column table:style-name="co13" table:default-cell-style-name="ce14"/>
        <table:table-column table:style-name="co13" table:default-cell-style-name="ce8"/>
        <table:table-column table:style-name="co13" table:default-cell-style-name="ce14"/>
        <table:table-row table:style-name="ro1">
          <table:table-cell table:style-name="ce1"/>
          <table:table-cell table:style-name="ce81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89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/>
          <table:table-cell table:style-name="Default" table:number-columns-repeated="4"/>
        </table:table-row>
        <table:table-row table:style-name="ro1">
          <table:table-cell table:style-name="ce80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/>
          <table:table-cell office:value-type="string">
            <text:p>diff (s)</text:p>
          </table:table-cell>
          <table:table-cell table:style-name="ce8" office:value-type="string">
            <text:p>diff (m)</text:p>
          </table:table-cell>
          <table:table-cell office:value-type="string">
            <text:p>diff (s)</text:p>
          </table:table-cell>
          <table:table-cell table:style-name="ce8" office:value-type="string">
            <text:p>diff (m)</text:p>
          </table:table-cell>
        </table:table-row>
        <table:table-row table:style-name="ro1">
          <table:table-cell office:value-type="string">
            <text:p>AddressBook</text:p>
          </table:table-cell>
          <table:table-cell office:value-type="float" office:value="49.65">
            <text:p>49.65</text:p>
          </table:table-cell>
          <table:table-cell office:value-type="float" office:value="207.029">
            <text:p>207.03</text:p>
          </table:table-cell>
          <table:table-cell office:value-type="float" office:value="4.16976837865056">
            <text:p>4.170</text:p>
          </table:table-cell>
          <table:table-cell office:value-type="float" office:value="958.632">
            <text:p>959</text:p>
          </table:table-cell>
          <table:table-cell office:value-type="float" office:value="446.796">
            <text:p>447</text:p>
          </table:table-cell>
          <table:table-cell office:value-type="float" office:value="3276.216">
            <text:p>3276</text:p>
          </table:table-cell>
          <table:table-cell/>
          <table:table-cell table:formula="of:=[.C3]-[.B3]" office:value-type="float" office:value="157.379">
            <text:p>157.379</text:p>
          </table:table-cell>
          <table:table-cell table:formula="of:=[.I3]/60" office:value-type="float" office:value="2.62298333333333">
            <text:p>3</text:p>
          </table:table-cell>
          <table:table-cell table:formula="of:=[.E3]-[.F3]" office:value-type="float" office:value="511.836">
            <text:p>511.836</text:p>
          </table:table-cell>
          <table:table-cell table:formula="of:=[.K3]/60" office:value-type="float" office:value="8.5306">
            <text:p>9</text:p>
          </table:table-cell>
        </table:table-row>
        <table:table-row table:style-name="ro1">
          <table:table-cell office:value-type="string">
            <text:p>Claroline</text:p>
          </table:table-cell>
          <table:table-cell office:value-type="float" office:value="154.926">
            <text:p>154.93</text:p>
          </table:table-cell>
          <table:table-cell office:value-type="float" office:value="860.554">
            <text:p>860.55</text:p>
          </table:table-cell>
          <table:table-cell office:value-type="float" office:value="5.55461317015866">
            <text:p>5.555</text:p>
          </table:table-cell>
          <table:table-cell office:value-type="float" office:value="6492">
            <text:p>6492</text:p>
          </table:table-cell>
          <table:table-cell office:value-type="float" office:value="1359">
            <text:p>1359</text:p>
          </table:table-cell>
          <table:table-cell office:value-type="float" office:value="4533">
            <text:p>4533</text:p>
          </table:table-cell>
          <table:table-cell/>
          <table:table-cell table:formula="of:=[.C4]-[.B4]" office:value-type="float" office:value="705.628">
            <text:p>705.628</text:p>
          </table:table-cell>
          <table:table-cell table:formula="of:=[.I4]/60" office:value-type="float" office:value="11.7604666666667">
            <text:p>12</text:p>
          </table:table-cell>
          <table:table-cell table:formula="of:=[.E4]-[.F4]" office:value-type="float" office:value="5133">
            <text:p>5133</text:p>
          </table:table-cell>
          <table:table-cell table:formula="of:=[.K4]/60" office:value-type="float" office:value="85.55">
            <text:p>86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float" office:value="621.892">
            <text:p>621.89</text:p>
          </table:table-cell>
          <table:table-cell office:value-type="float" office:value="1780.199">
            <text:p>1780.20</text:p>
          </table:table-cell>
          <table:table-cell office:value-type="float" office:value="2.86255330507548">
            <text:p>2.863</text:p>
          </table:table-cell>
          <table:table-cell office:value-type="float" office:value="2551">
            <text:p>2551</text:p>
          </table:table-cell>
          <table:table-cell office:value-type="float" office:value="1995">
            <text:p>1995</text:p>
          </table:table-cell>
          <table:table-cell office:value-type="float" office:value="4148">
            <text:p>4148</text:p>
          </table:table-cell>
          <table:table-cell/>
          <table:table-cell table:formula="of:=[.C5]-[.B5]" office:value-type="float" office:value="1158.307">
            <text:p>1158.307</text:p>
          </table:table-cell>
          <table:table-cell table:formula="of:=[.I5]/60" office:value-type="float" office:value="19.3051166666667">
            <text:p>19</text:p>
          </table:table-cell>
          <table:table-cell table:formula="of:=[.E5]-[.F5]" office:value-type="float" office:value="556">
            <text:p>556</text:p>
          </table:table-cell>
          <table:table-cell table:formula="of:=[.K5]/60" office:value-type="float" office:value="9.26666666666667">
            <text:p>9</text:p>
          </table:table-cell>
        </table:table-row>
        <table:table-row table:style-name="ro1">
          <table:table-cell office:value-type="string">
            <text:p>PPMA</text:p>
          </table:table-cell>
          <table:table-cell office:value-type="float" office:value="227.446">
            <text:p>227.45</text:p>
          </table:table-cell>
          <table:table-cell office:value-type="float" office:value="457.803">
            <text:p>457.80</text:p>
          </table:table-cell>
          <table:table-cell office:value-type="float" office:value="2.0127986423151">
            <text:p>2.013</text:p>
          </table:table-cell>
          <table:table-cell office:value-type="float" office:value="3761.824">
            <text:p>3762</text:p>
          </table:table-cell>
          <table:table-cell office:value-type="float" office:value="1293">
            <text:p>1293</text:p>
          </table:table-cell>
          <table:table-cell office:value-type="float" office:value="4711">
            <text:p>4711</text:p>
          </table:table-cell>
          <table:table-cell/>
          <table:table-cell table:formula="of:=[.C6]-[.B6]" office:value-type="float" office:value="230.357">
            <text:p>230.357</text:p>
          </table:table-cell>
          <table:table-cell table:formula="of:=[.I6]/60" office:value-type="float" office:value="3.83928333333333">
            <text:p>4</text:p>
          </table:table-cell>
          <table:table-cell table:formula="of:=[.E6]-[.F6]" office:value-type="float" office:value="2468.824">
            <text:p>2468.824</text:p>
          </table:table-cell>
          <table:table-cell table:formula="of:=[.K6]/60" office:value-type="float" office:value="41.1470666666667">
            <text:p>41</text:p>
          </table:table-cell>
        </table:table-row>
        <table:table-row table:style-name="ro1">
          <table:table-cell table:style-name="ce20" office:value-type="string">
            <text:p>TOTAL</text:p>
          </table:table-cell>
          <table:table-cell table:style-name="ce93" office:value-type="float" office:value="1053.914">
            <text:p>1053.91</text:p>
          </table:table-cell>
          <table:table-cell table:style-name="ce93" office:value-type="float" office:value="3305.585">
            <text:p>3305.59</text:p>
          </table:table-cell>
          <table:table-cell table:style-name="ce83" office:value-type="float" office:value="3.13648457084734">
            <text:p>3.136</text:p>
          </table:table-cell>
          <table:table-cell table:style-name="ce57" office:value-type="float" office:value="13763.456">
            <text:p>13763</text:p>
          </table:table-cell>
          <table:table-cell table:style-name="ce57" office:value-type="float" office:value="5093.796">
            <text:p>5094</text:p>
          </table:table-cell>
          <table:table-cell table:style-name="ce57" office:value-type="float" office:value="16668.216">
            <text:p>16668</text:p>
          </table:table-cell>
          <table:table-cell/>
          <table:table-cell table:formula="of:=[.C7]-[.B7]" office:value-type="float" office:value="2251.671">
            <text:p>2251.671</text:p>
          </table:table-cell>
          <table:table-cell table:formula="of:=[.I7]/60" office:value-type="float" office:value="37.52785">
            <text:p>38</text:p>
          </table:table-cell>
          <table:table-cell table:formula="of:=[.E7]-[.F7]" office:value-type="float" office:value="8669.66">
            <text:p>8669.66</text:p>
          </table:table-cell>
          <table:table-cell table:formula="of:=[.K7]/60" office:value-type="float" office:value="144.494333333333">
            <text:p>144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93" table:formula="of:=AVERAGE([.B3:.B6])" office:value-type="float" office:value="263.4785">
            <text:p>263.48</text:p>
          </table:table-cell>
          <table:table-cell table:style-name="ce93" table:formula="of:=AVERAGE([.C3:.C6])" office:value-type="float" office:value="826.39625">
            <text:p>826.40</text:p>
          </table:table-cell>
          <table:table-cell table:style-name="ce83" table:formula="of:=AVERAGE([.D3:.D6])" office:value-type="float" office:value="3.64993337404995">
            <text:p>3.650</text:p>
          </table:table-cell>
          <table:table-cell table:style-name="ce57" table:formula="of:=AVERAGE([.E3:.E6])" office:value-type="float" office:value="3440.864">
            <text:p>3441</text:p>
          </table:table-cell>
          <table:table-cell table:style-name="ce57" table:formula="of:=AVERAGE([.F3:.F6])" office:value-type="float" office:value="1273.449">
            <text:p>1273</text:p>
          </table:table-cell>
          <table:table-cell table:style-name="ce57" table:formula="of:=AVERAGE([.G3:.G6])" office:value-type="float" office:value="4167.054">
            <text:p>4167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58" table:number-columns-repeated="3"/>
          <table:table-cell table:style-name="ce46" office:value-type="float" office:value="32.7701333333333">
            <text:p>32.77</text:p>
          </table:table-cell>
          <table:table-cell table:style-name="ce46" office:value-type="float" office:value="8.60438513513514">
            <text:p>8.60</text:p>
          </table:table-cell>
          <table:table-cell table:style-name="ce46" office:value-type="float" office:value="31.0395083798883">
            <text:p>31.04</text:p>
          </table:table-cell>
          <table:table-cell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2018-03-02</text:date>, <text:time>20:52: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2T20:52:13</dc:date>
    <meta:editing-duration>P6DT12H20M29S</meta:editing-duration>
    <meta:editing-cycles>1876</meta:editing-cycles>
    <meta:generator>OpenOffice/4.1.5$Unix OpenOffice.org_project/415m1$Build-9789</meta:generator>
    <meta:document-statistic meta:table-count="10" meta:cell-count="7456" meta:object-count="0"/>
  </office:meta>
</office:document-meta>
</file>